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Table5" style:family="table">
      <style:table-properties style:width="6.6319in" table:align="left"/>
    </style:style>
    <style:style style:name="Table5.A" style:family="table-column">
      <style:table-column-properties style:column-width="0.6188in"/>
    </style:style>
    <style:style style:name="Table5.B" style:family="table-column">
      <style:table-column-properties style:column-width="0.8549in"/>
    </style:style>
    <style:style style:name="Table5.C" style:family="table-column">
      <style:table-column-properties style:column-width="5.1583in"/>
    </style:style>
    <style:style style:name="Table5.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5.C1" style:family="table-cell">
      <style:table-cell-properties fo:background-color="#c0c0c0"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0.05pt solid #000000" fo:border-top="none" fo:border-bottom="0.05pt solid #000000"/>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none" fo:border-top="none" fo:border-bottom="0.05pt solid #000000"/>
    </style:style>
    <style:style style:name="Table5.C14" style:family="table-cell">
      <style:table-cell-properties fo:padding="0.0382in" fo:border-left="0.05pt solid #000000" fo:border-right="0.05pt solid #000000" fo:border-top="none" fo:border-bottom="0.05pt solid #000000"/>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none" fo:border-top="none" fo:border-bottom="0.05pt solid #000000"/>
    </style:style>
    <style:style style:name="Table5.C15" style:family="table-cell">
      <style:table-cell-properties fo:padding="0.0382in" fo:border-left="0.05pt solid #000000" fo:border-right="0.05pt solid #000000" fo:border-top="none" fo:border-bottom="0.05pt solid #000000"/>
    </style:style>
    <style:style style:name="Table5.A16" style:family="table-cell">
      <style:table-cell-properties fo:padding="0.0382in" fo:border-left="0.05pt solid #000000" fo:border-right="none" fo:border-top="none" fo:border-bottom="0.05pt solid #000000"/>
    </style:style>
    <style:style style:name="Table5.B16" style:family="table-cell">
      <style:table-cell-properties fo:padding="0.0382in" fo:border-left="0.05pt solid #000000" fo:border-right="none" fo:border-top="none" fo:border-bottom="0.05pt solid #000000"/>
    </style:style>
    <style:style style:name="Table5.C16" style:family="table-cell">
      <style:table-cell-properties fo:padding="0.0382in" fo:border-left="0.05pt solid #000000" fo:border-right="0.05pt solid #000000" fo:border-top="none" fo:border-bottom="0.05pt solid #000000"/>
    </style:style>
    <style:style style:name="Table1" style:family="table">
      <style:table-properties style:width="6.6729in" fo:margin-left="0.0201in" table:align="left" fo:keep-with-next="always" style:may-break-between-rows="false"/>
    </style:style>
    <style:style style:name="Table1.A" style:family="table-column">
      <style:table-column-properties style:column-width="0.5576in"/>
    </style:style>
    <style:style style:name="Table1.B" style:family="table-column">
      <style:table-column-properties style:column-width="0.2826in"/>
    </style:style>
    <style:style style:name="Table1.D" style:family="table-column">
      <style:table-column-properties style:column-width="0.6243in"/>
    </style:style>
    <style:style style:name="Table1.F" style:family="table-column">
      <style:table-column-properties style:column-width="0.491in"/>
    </style:style>
    <style:style style:name="Table1.G" style:family="table-column">
      <style:table-column-properties style:column-width="0.5319in"/>
    </style:style>
    <style:style style:name="Table1.H" style:family="table-column">
      <style:table-column-properties style:column-width="0.5125in"/>
    </style:style>
    <style:style style:name="Table1.I" style:family="table-column">
      <style:table-column-properties style:column-width="0.3299in"/>
    </style:style>
    <style:style style:name="Table1.J" style:family="table-column">
      <style:table-column-properties style:column-width="0.8764in"/>
    </style:style>
    <style:style style:name="Table1.K" style:family="table-column">
      <style:table-column-properties style:column-width="0.816in"/>
    </style:style>
    <style:style style:name="Table1.L" style:family="table-column">
      <style:table-column-properties style:column-width="0.2694in"/>
    </style:style>
    <style:style style:name="Table1.M" style:family="table-column">
      <style:table-column-properties style:column-width="0.2688in"/>
    </style:style>
    <style:style style:name="Table1.N" style:family="table-column">
      <style:table-column-properties style:column-width="0.2868in"/>
    </style:style>
    <style:style style:name="Table1.O" style:family="table-column">
      <style:table-column-properties style:column-width="0.2604in"/>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O1" style:family="table-cell">
      <style:table-cell-properties style:vertical-align="middle" fo:background-color="#c0c0c0"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none" fo:border-right="none" fo:border-top="none" fo:border-bottom="0.05pt solid #000000"/>
    </style:style>
    <style:style style:name="Table1.C2" style:family="table-cell">
      <style:table-cell-properties style:vertical-align="middle" fo:padding="0.0382in" fo:border-left="none" fo:border-right="none" fo:border-top="none" fo:border-bottom="0.05pt solid #000000"/>
    </style:style>
    <style:style style:name="Table1.D2" style:family="table-cell">
      <style:table-cell-properties style:vertical-align="middle" fo:padding="0.0382in" fo:border-left="none" fo:border-right="none" fo:border-top="none" fo:border-bottom="0.05pt solid #000000"/>
    </style:style>
    <style:style style:name="Table1.E2" style:family="table-cell">
      <style:table-cell-properties style:vertical-align="middle" fo:padding="0.0382in" fo:border-left="none" fo:border-right="none" fo:border-top="none" fo:border-bottom="0.05pt solid #000000"/>
    </style:style>
    <style:style style:name="Table1.F2" style:family="table-cell">
      <style:table-cell-properties style:vertical-align="middle" fo:padding="0.0382in" fo:border-left="none" fo:border-right="none" fo:border-top="none" fo:border-bottom="0.05pt solid #000000"/>
    </style:style>
    <style:style style:name="Table1.G2" style:family="table-cell">
      <style:table-cell-properties style:vertical-align="middle" fo:padding="0.0382in" fo:border-left="none" fo:border-right="none" fo:border-top="none" fo:border-bottom="0.05pt solid #000000"/>
    </style:style>
    <style:style style:name="Table1.H2" style:family="table-cell">
      <style:table-cell-properties style:vertical-align="middle" fo:padding="0.0382in" fo:border-left="none" fo:border-right="none" fo:border-top="none" fo:border-bottom="0.05pt solid #000000"/>
    </style:style>
    <style:style style:name="Table1.I2" style:family="table-cell">
      <style:table-cell-properties style:vertical-align="middle" fo:padding="0.0382in" fo:border-left="none" fo:border-right="none" fo:border-top="none" fo:border-bottom="0.05pt solid #000000"/>
    </style:style>
    <style:style style:name="Table1.J2" style:family="table-cell">
      <style:table-cell-properties style:vertical-align="middle" fo:padding="0.0382in" fo:border-left="none" fo:border-right="none" fo:border-top="none" fo:border-bottom="0.05pt solid #000000"/>
    </style:style>
    <style:style style:name="Table1.K2" style:family="table-cell">
      <style:table-cell-properties style:vertical-align="middle" fo:padding="0.0382in" fo:border-left="none" fo:border-right="none" fo:border-top="none" fo:border-bottom="0.05pt solid #000000"/>
    </style:style>
    <style:style style:name="Table1.L2" style:family="table-cell">
      <style:table-cell-properties style:vertical-align="middle" fo:padding="0.0382in" fo:border-left="none" fo:border-right="none" fo:border-top="none" fo:border-bottom="0.05pt solid #000000"/>
    </style:style>
    <style:style style:name="Table1.M2" style:family="table-cell">
      <style:table-cell-properties style:vertical-align="middle" fo:padding="0.0382in" fo:border-left="none" fo:border-right="none" fo:border-top="none" fo:border-bottom="0.05pt solid #000000"/>
    </style:style>
    <style:style style:name="Table1.N2" style:family="table-cell">
      <style:table-cell-properties style:vertical-align="middle" fo:padding="0.0382in" fo:border-left="none" fo:border-right="none" fo:border-top="none" fo:border-bottom="0.05pt solid #000000"/>
    </style:style>
    <style:style style:name="Table1.O2" style:family="table-cell">
      <style:table-cell-properties style:vertical-align="middle"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background-color="transparent" fo:padding="0.0382in" fo:border-left="0.05pt solid #000000" fo:border-right="none" fo:border-top="none" fo:border-bottom="0.05pt solid #000000">
        <style:background-image/>
      </style:table-cell-properties>
    </style:style>
    <style:style style:name="Table1.F3" style:family="table-cell">
      <style:table-cell-properties fo:background-color="transparent" fo:padding="0.0382in" fo:border-left="0.05pt solid #000000" fo:border-right="none" fo:border-top="none" fo:border-bottom="0.05pt solid #000000">
        <style:background-image/>
      </style:table-cell-properties>
    </style:style>
    <style:style style:name="Table1.G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none" fo:border-top="none" fo:border-bottom="0.05pt solid #000000"/>
    </style:style>
    <style:style style:name="Table1.I3" style:family="table-cell">
      <style:table-cell-properties fo:padding="0.0382in" fo:border-left="0.05pt solid #000000" fo:border-right="none" fo:border-top="none" fo:border-bottom="0.05pt solid #000000"/>
    </style:style>
    <style:style style:name="Table1.J3" style:family="table-cell">
      <style:table-cell-properties fo:background-color="#ffff00" fo:padding="0.0382in" fo:border-left="0.05pt solid #000000" fo:border-right="none" fo:border-top="none" fo:border-bottom="0.05pt solid #000000">
        <style:background-image/>
      </style:table-cell-properties>
    </style:style>
    <style:style style:name="Table1.K3" style:family="table-cell">
      <style:table-cell-properties fo:background-color="#ffff00" fo:padding="0.0382in" fo:border-left="0.05pt solid #000000" fo:border-right="none" fo:border-top="none" fo:border-bottom="0.05pt solid #000000">
        <style:background-image/>
      </style:table-cell-properties>
    </style:style>
    <style:style style:name="Table1.L3" style:family="table-cell">
      <style:table-cell-properties fo:background-color="#ffff00" fo:padding="0.0382in" fo:border-left="0.05pt solid #000000" fo:border-right="none" fo:border-top="none" fo:border-bottom="0.05pt solid #000000">
        <style:background-image/>
      </style:table-cell-properties>
    </style:style>
    <style:style style:name="Table1.M3" style:family="table-cell">
      <style:table-cell-properties fo:background-color="#ffff00" fo:padding="0.0382in" fo:border-left="0.05pt solid #000000" fo:border-right="none" fo:border-top="none" fo:border-bottom="0.05pt solid #000000">
        <style:background-image/>
      </style:table-cell-properties>
    </style:style>
    <style:style style:name="Table1.N3" style:family="table-cell">
      <style:table-cell-properties fo:background-color="#ffff00" fo:padding="0.0382in" fo:border-left="0.05pt solid #000000" fo:border-right="none" fo:border-top="none" fo:border-bottom="0.05pt solid #000000">
        <style:background-image/>
      </style:table-cell-properties>
    </style:style>
    <style:style style:name="Table1.O3"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 style:family="table">
      <style:table-properties style:width="6.6979in" fo:margin-left="0in" fo:margin-right="-0.0049in" table:align="margins" fo:keep-with-next="auto"/>
    </style:style>
    <style:style style:name="Table2.A" style:family="table-column">
      <style:table-column-properties style:column-width="0.625in" style:rel-column-width="6115*"/>
    </style:style>
    <style:style style:name="Table2.B" style:family="table-column">
      <style:table-column-properties style:column-width="0.9167in" style:rel-column-width="8969*"/>
    </style:style>
    <style:style style:name="Table2.C" style:family="table-column">
      <style:table-column-properties style:column-width="5.1563in" style:rel-column-width="50451*"/>
    </style:style>
    <style:style style:name="Table2.1" style:family="table-row">
      <style:table-row-properties fo:keep-together="always"/>
    </style:style>
    <style:style style:name="Table2.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C1" style:family="table-cell">
      <style:table-cell-properties fo:background-color="#c0c0c0"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background-color="transparent" fo:padding="0.0382in" fo:border-left="0.05pt solid #000000" fo:border-right="none" fo:border-top="none" fo:border-bottom="0.05pt solid #000000">
        <style:background-image/>
      </style:table-cell-properties>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background-color="#ffff00" fo:padding="0.0382in" fo:border-left="0.05pt solid #000000" fo:border-right="none" fo:border-top="none" fo:border-bottom="0.05pt solid #000000">
        <style:background-image/>
      </style:table-cell-properties>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fo:margin-right="-0.0049in" table:align="margins" fo:keep-with-next="auto"/>
    </style:style>
    <style:style style:name="Table3.A" style:family="table-column">
      <style:table-column-properties style:column-width="0.6771in" style:rel-column-width="6624*"/>
    </style:style>
    <style:style style:name="Table3.B" style:family="table-column">
      <style:table-column-properties style:column-width="6.0208in" style:rel-column-width="58911*"/>
    </style:style>
    <style:style style:name="Table3.1" style:family="table-row">
      <style:table-row-properties fo:keep-together="always"/>
    </style:style>
    <style:style style:name="Table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5" style:family="table-cell">
      <style:table-cell-properties fo:background-color="#ff0000" fo:padding="0.0382in" fo:border-left="0.05pt solid #000000" fo:border-right="none" fo:border-top="none" fo:border-bottom="0.05pt solid #000000">
        <style:background-image/>
      </style:table-cell-properties>
    </style:style>
    <style:style style:name="Table3.A6" style:family="table-cell">
      <style:table-cell-properties fo:padding="0.0382in" fo:border-left="0.05pt solid #000000" fo:border-right="none"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A9" style:family="table-cell">
      <style:table-cell-properties fo:background-color="transparent" fo:padding="0.0382in" fo:border-left="0.05pt solid #000000" fo:border-right="none" fo:border-top="none" fo:border-bottom="0.05pt solid #000000">
        <style:background-image/>
      </style:table-cell-properties>
    </style:style>
    <style:style style:name="Table4" style:family="table">
      <style:table-properties style:width="6.6979in" fo:margin-left="0in" fo:margin-right="-0.0049in" table:align="margins" fo:keep-with-next="auto"/>
    </style:style>
    <style:style style:name="Table4.A" style:family="table-column">
      <style:table-column-properties style:column-width="0.6771in" style:rel-column-width="6624*"/>
    </style:style>
    <style:style style:name="Table4.B" style:family="table-column">
      <style:table-column-properties style:column-width="6.0208in" style:rel-column-width="58911*"/>
    </style:style>
    <style:style style:name="Table4.1" style:family="table-row">
      <style:table-row-properties fo:keep-together="always"/>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382in" fo:border="0.05pt solid #000000">
        <style:background-image/>
      </style:table-cell-properties>
    </style:style>
    <style:style style:name="Table4.A2" style:family="table-cell">
      <style:table-cell-properties fo:background-color="transparent" fo:padding="0.0382in" fo:border-left="0.05pt solid #000000" fo:border-right="none" fo:border-top="none" fo:border-bottom="0.05pt solid #000000">
        <style:background-image/>
      </style:table-cell-properties>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fo:margin-right="-0.0049in" table:align="margins" fo:keep-with-next="auto"/>
    </style:style>
    <style:style style:name="Table6.A" style:family="table-column">
      <style:table-column-properties style:column-width="0.6771in" style:rel-column-width="6624*"/>
    </style:style>
    <style:style style:name="Table6.B" style:family="table-column">
      <style:table-column-properties style:column-width="6.0208in" style:rel-column-width="58911*"/>
    </style:style>
    <style:style style:name="Table6.1" style:family="table-row">
      <style:table-row-properties fo:keep-together="always"/>
    </style:style>
    <style:style style:name="Table6.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6.B1" style:family="table-cell">
      <style:table-cell-properties fo:background-color="#c0c0c0" fo:padding="0.0382in" fo:border="0.05pt solid #000000">
        <style:background-image/>
      </style:table-cell-properties>
    </style:style>
    <style:style style:name="Table6.A2" style:family="table-cell">
      <style:table-cell-properties fo:background-color="transparent" fo:padding="0.0382in" fo:border-left="0.05pt solid #000000" fo:border-right="none" fo:border-top="none" fo:border-bottom="0.05pt solid #000000">
        <style:background-image/>
      </style:table-cell-properties>
    </style:style>
    <style:style style:name="Table6.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 style:family="table">
      <style:table-properties style:width="6.6931in" table:align="margins" fo:keep-with-next="always"/>
    </style:style>
    <style:style style:name="Table7.A" style:family="table-column">
      <style:table-column-properties style:column-width="1.059in" style:rel-column-width="10369*"/>
    </style:style>
    <style:style style:name="Table7.B" style:family="table-column">
      <style:table-column-properties style:column-width="0.8597in" style:rel-column-width="8417*"/>
    </style:style>
    <style:style style:name="Table7.C" style:family="table-column">
      <style:table-column-properties style:column-width="4.7743in" style:rel-column-width="46749*"/>
    </style:style>
    <style:style style:name="Table7.1" style:family="table-row">
      <style:table-row-properties fo:keep-together="always"/>
    </style:style>
    <style:style style:name="Table7.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7.C1" style:family="table-cell">
      <style:table-cell-properties fo:background-color="#c0c0c0"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fo:keep-with-next="always"/>
    </style:style>
    <style:style style:name="Table8.A" style:family="table-column">
      <style:table-column-properties style:column-width="0.9292in" style:rel-column-width="9097*"/>
    </style:style>
    <style:style style:name="Table8.B" style:family="table-column">
      <style:table-column-properties style:column-width="0.5292in" style:rel-column-width="5181*"/>
    </style:style>
    <style:style style:name="Table8.C" style:family="table-column">
      <style:table-column-properties style:column-width="5.2347in" style:rel-column-width="51257*"/>
    </style:style>
    <style:style style:name="Table8.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8.C1" style:family="table-cell">
      <style:table-cell-properties fo:background-color="#c0c0c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fo:keep-with-next="always"/>
    </style:style>
    <style:style style:name="Table9.A" style:family="table-column">
      <style:table-column-properties style:column-width="0.9292in" style:rel-column-width="9097*"/>
    </style:style>
    <style:style style:name="Table9.B" style:family="table-column">
      <style:table-column-properties style:column-width="0.5292in" style:rel-column-width="5181*"/>
    </style:style>
    <style:style style:name="Table9.C" style:family="table-column">
      <style:table-column-properties style:column-width="5.2347in" style:rel-column-width="51257*"/>
    </style:style>
    <style:style style:name="Table9.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0c0c0"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P1" style:family="paragraph" style:parent-style-name="Contents_20_Heading">
      <style:paragraph-properties fo:break-before="page"/>
    </style:style>
    <style:style style:name="P2" style:family="paragraph" style:parent-style-name="Table_20_Contents">
      <style:paragraph-properties fo:text-align="center" style:justify-single-word="false"/>
      <style:text-properties style:font-weight-asian="normal" style:text-rotation-angle="90" style:text-rotation-scale="line-heigh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paragraph-properties fo:text-align="center" style:justify-single-word="false"/>
      <style:text-properties style:font-name="Liberation Mono" fo:font-size="7pt" style:font-size-asian="7pt" style:font-weight-asian="normal" style:font-size-complex="7pt" style:text-rotation-angle="0" style:text-rotation-scale="line-height"/>
    </style:style>
    <style:style style:name="P6" style:family="paragraph" style:parent-style-name="Standard" style:master-page-name="">
      <style:paragraph-properties style:page-number="auto" fo:keep-with-next="always"/>
    </style:style>
    <style:style style:name="P7" style:family="paragraph" style:parent-style-name="Text_20_body" style:master-page-name="">
      <style:paragraph-properties style:page-number="auto" fo:keep-with-next="always"/>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margin-top="3.9402in" fo:margin-bottom="0in" fo:text-align="center" style:justify-single-word="false"/>
      <style:text-properties fo:font-size="24pt" style:font-size-asian="24pt" style:font-size-complex="24pt"/>
    </style:style>
    <style:style style:name="P11" style:family="paragraph" style:parent-style-name="Standard">
      <style:paragraph-properties fo:text-align="center" style:justify-single-word="false" fo:background-color="transparent">
        <style:background-image/>
      </style:paragraph-properties>
      <style:text-properties fo:language="en" fo:country="US"/>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center" style:justify-single-word="false"/>
    </style:style>
    <style:style style:name="P15" style:family="paragraph" style:parent-style-name="Table_20_Contents">
      <style:paragraph-properties fo:keep-with-next="always"/>
    </style:style>
    <style:style style:name="P16" style:family="paragraph" style:parent-style-name="Table_20_Contents">
      <style:paragraph-properties fo:text-align="center" style:justify-single-word="false" fo:keep-with-next="always"/>
    </style:style>
    <style:style style:name="P17" style:family="paragraph" style:parent-style-name="Changelog_20_Entry">
      <style:paragraph-properties fo:margin-left="0.2in" fo:margin-right="0in" fo:text-indent="-0.2in" style:auto-text-indent="false"/>
    </style:style>
    <style:style style:name="P18" style:family="paragraph" style:parent-style-name="Contents_20_1">
      <style:paragraph-properties>
        <style:tab-stops>
          <style:tab-stop style:position="0.4in"/>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0.4in"/>
          <style:tab-stop style:position="6.4965in" style:type="right" style:leader-style="dotted" style:leader-text="."/>
        </style:tab-stops>
      </style:paragraph-properties>
    </style:style>
    <style:style style:name="P20" style:family="paragraph" style:parent-style-name="Contents_20_3">
      <style:paragraph-properties>
        <style:tab-stops>
          <style:tab-stop style:position="0.4in"/>
          <style:tab-stop style:position="6.3in" style:type="right" style:leader-style="dotted" style:leader-text="."/>
        </style:tab-stops>
      </style:paragraph-properties>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5" style:master-page-name="">
      <style:paragraph-properties style:page-number="auto" fo:keep-with-next="always"/>
    </style:style>
    <style:style style:name="P28" style:family="paragraph" style:parent-style-name="Text_20_body" style:list-style-name="L5">
      <style:paragraph-properties fo:keep-with-next="always"/>
    </style:style>
    <style:style style:name="P29" style:family="paragraph" style:parent-style-name="Text_20_body" style:list-style-name="L6">
      <style:paragraph-properties fo:keep-with-next="always"/>
    </style:style>
    <style:style style:name="P30" style:family="paragraph" style:parent-style-name="Heading_20_2" style:master-page-name="">
      <style:paragraph-properties style:page-number="auto" fo:break-before="auto" fo:break-after="auto" style:shadow="none"/>
    </style:style>
    <style:style style:name="P31" style:family="paragraph" style:parent-style-name="Heading_20_1">
      <style:paragraph-properties fo:break-before="pag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2" style:family="graphic" style:parent-style-name="Frame">
      <style:graphic-properties fo:margin-top="0in" fo:margin-bottom="0in" style:vertical-pos="middle" style:vertical-rel="text" style:horizontal-pos="from-left" style:horizontal-rel="paragraph-content" fo:padding="0in" fo:border="none"/>
    </style:style>
    <style:style style:name="fr3" style:family="graphic" style:parent-style-name="Frame">
      <style:graphic-properties fo:margin-left="0.0791in" fo:margin-right="0.0791in" fo:margin-top="0in" fo:margin-bottom="0in" style:run-through="foreground" style:wrap="parallel" style:number-wrapped-paragraphs="no-limit" style:vertical-pos="middle" style:vertical-rel="text" style:horizontal-pos="from-left" style:horizontal-rel="paragraph-content" fo:padding="0in" fo:border="none" style:shadow="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5"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user-field-decls>
        <text:user-field-decl office:value-type="float" office:value="0" text:name="version"/>
      </text:user-field-decls>
      <text:p text:style-name="P10">Position Update Distribution<text:line-break/>(PUD)<text:line-break/><text:line-break/>OLSR Plugin</text:p>
      <text:p text:style-name="Standard"/>
      <text:p text:style-name="P1">Changelog</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Version</text:p>
            </table:table-cell>
            <table:table-cell table:style-name="Table5.A1" office:value-type="string">
              <text:p text:style-name="P3">Date</text:p>
            </table:table-cell>
            <table:table-cell table:style-name="Table5.C1" office:value-type="string">
              <text:p text:style-name="Table_20_Contents">Remarks</text:p>
            </table:table-cell>
          </table:table-row>
        </table:table-header-rows>
        <table:table-row>
          <table:table-cell table:style-name="Table5.A15" office:value-type="string">
            <text:p text:style-name="P3"><text:user-defined style:data-style-name="N0" text:name="version">0.24</text:user-defined></text:p>
          </table:table-cell>
          <table:table-cell table:style-name="Table5.B15" office:value-type="string">
            <text:p text:style-name="P3">20130110</text:p>
          </table:table-cell>
          <table:table-cell table:style-name="Table5.C15" office:value-type="string">
            <text:p text:style-name="P17">-<text:tab/>Update 'Cluster Leader Uplink and Position Update Downlink'</text:p>
          </table:table-cell>
        </table:table-row>
        <table:table-row>
          <table:table-cell table:style-name="Table5.A15" office:value-type="string">
            <text:p text:style-name="P3">0.23</text:p>
          </table:table-cell>
          <table:table-cell table:style-name="Table5.B15" office:value-type="string">
            <text:p text:style-name="P3">20111212</text:p>
          </table:table-cell>
          <table:table-cell table:style-name="Table5.C15" office:value-type="string">
            <text:p text:style-name="P17">-<text:tab/>Rework chapter 1</text:p>
          </table:table-cell>
        </table:table-row>
        <table:table-row>
          <table:table-cell table:style-name="Table5.A15" office:value-type="string">
            <text:p text:style-name="P3">0.22</text:p>
          </table:table-cell>
          <table:table-cell table:style-name="Table5.B15" office:value-type="string">
            <text:p text:style-name="P3">20111021</text:p>
          </table:table-cell>
          <table:table-cell table:style-name="Table5.C15" office:value-type="string">
            <text:p text:style-name="P17">-<text:tab/>Update for new Position Update Sentence Format and associated new <text:s/>OLSR Position Update Messages.</text:p>
          </table:table-cell>
        </table:table-row>
        <table:table-row>
          <table:table-cell table:style-name="Table5.A15" office:value-type="string">
            <text:p text:style-name="P3">0.21</text:p>
          </table:table-cell>
          <table:table-cell table:style-name="Table5.B15" office:value-type="string">
            <text:p text:style-name="P3">20110927</text:p>
          </table:table-cell>
          <table:table-cell table:style-name="Table5.C15" office:value-type="string">
            <text:p text:style-name="P17">-<text:tab/>Add AIS MMSI to 'Locally Unique / Experimental Identifiers'.</text:p>
            <text:p text:style-name="P17">-<text:tab/>Add URN to 'Locally Unique / Experimental Identifiers'.</text:p>
          </table:table-cell>
        </table:table-row>
        <table:table-row>
          <table:table-cell table:style-name="Table5.A15" office:value-type="string">
            <text:p text:style-name="P3">0.20</text:p>
          </table:table-cell>
          <table:table-cell table:style-name="Table5.B15" office:value-type="string">
            <text:p text:style-name="P3">20110616</text:p>
          </table:table-cell>
          <table:table-cell table:style-name="Table5.C15" office:value-type="string">
            <text:p text:style-name="Changelog_20_Entry">-<text:tab/>Add internal interfaces.</text:p>
          </table:table-cell>
        </table:table-row>
        <table:table-row>
          <table:table-cell table:style-name="Table5.A15" office:value-type="string">
            <text:p text:style-name="P3">0.19</text:p>
          </table:table-cell>
          <table:table-cell table:style-name="Table5.B15" office:value-type="string">
            <text:p text:style-name="P3">20110614</text:p>
          </table:table-cell>
          <table:table-cell table:style-name="Table5.C15" office:value-type="string">
            <text:p text:style-name="Changelog_20_Entry">-<text:tab/>Prepare document for publishing into olsrd git tree.</text:p>
          </table:table-cell>
        </table:table-row>
        <table:table-row>
          <table:table-cell table:style-name="Table5.A15" office:value-type="string">
            <text:p text:style-name="P3">0.18</text:p>
          </table:table-cell>
          <table:table-cell table:style-name="Table5.B15" office:value-type="string">
            <text:p text:style-name="P3">20110331</text:p>
          </table:table-cell>
          <table:table-cell table:style-name="Table5.C15" office:value-type="string">
            <text:p text:style-name="Changelog_20_Entry">-<text:tab/>Add section 'Input GPS Multicast Messages'.</text:p>
            <text:p text:style-name="Changelog_20_Entry">-<text:tab/>Add remarks about the number of bits and bytes in section 'Id Types'.</text:p>
          </table:table-cell>
        </table:table-row>
        <table:table-row>
          <table:table-cell table:style-name="Table5.A15" office:value-type="string">
            <text:p text:style-name="P3">0.17</text:p>
          </table:table-cell>
          <table:table-cell table:style-name="Table5.B15" office:value-type="string">
            <text:p text:style-name="P3">20110323</text:p>
          </table:table-cell>
          <table:table-cell table:style-name="Table5.C15" office:value-type="string">
            <text:p text:style-name="Changelog_20_Entry">-<text:tab/>Add IdType 194 to 'Locally Unique / Experimental Identifiers'.</text:p>
            <text:p text:style-name="Changelog_20_Entry">-<text:tab/>Add a note about sentence termination.</text:p>
          </table:table-cell>
        </table:table-row>
        <table:table-row>
          <table:table-cell table:style-name="Table5.A15" office:value-type="string">
            <text:p text:style-name="P3">0.16</text:p>
          </table:table-cell>
          <table:table-cell table:style-name="Table5.B15" office:value-type="string">
            <text:p text:style-name="P3">20110301</text:p>
          </table:table-cell>
          <table:table-cell table:style-name="Table5.C15" office:value-type="string">
            <text:p text:style-name="P17">-<text:tab/>Update description of validity time in <text:sequence-ref text:reference-format="category-and-value" text:ref-name="refTable1">Table 2</text:sequence-ref>.</text:p>
            <text:p text:style-name="P17">-<text:tab/>Renamed 'Validity Time' to 'Update Time'.</text:p>
          </table:table-cell>
        </table:table-row>
        <table:table-row>
          <table:table-cell table:style-name="Table5.A15" office:value-type="string">
            <text:p text:style-name="P3">0.15</text:p>
          </table:table-cell>
          <table:table-cell table:style-name="Table5.B15" office:value-type="string">
            <text:p text:style-name="P3">20110221</text:p>
          </table:table-cell>
          <table:table-cell table:style-name="Table5.C15" office:value-type="string">
            <text:p text:style-name="Changelog_20_Entry">-<text:tab/>Latitude and longitude are optional in the position update sentence.</text:p>
            <text:p text:style-name="Changelog_20_Entry">-<text:tab/>IdType range adjusted to [0, 254] in the position update sentence.</text:p>
          </table:table-cell>
        </table:table-row>
        <table:table-row>
          <table:table-cell table:style-name="Table5.A15" office:value-type="string">
            <text:p text:style-name="P3">0.14</text:p>
          </table:table-cell>
          <table:table-cell table:style-name="Table5.B15" office:value-type="string">
            <text:p text:style-name="P3">20101209</text:p>
          </table:table-cell>
          <table:table-cell table:style-name="Table5.C15" office:value-type="string">
            <text:p text:style-name="Changelog_20_Entry">-<text:tab/>Rename NBSGPS to PUD.</text:p>
          </table:table-cell>
        </table:table-row>
        <table:table-row>
          <table:table-cell table:style-name="Table5.A15" office:value-type="string">
            <text:p text:style-name="P3">0.13</text:p>
          </table:table-cell>
          <table:table-cell table:style-name="Table5.B15" office:value-type="string">
            <text:p text:style-name="P3">20101201</text:p>
          </table:table-cell>
          <table:table-cell table:style-name="Table5.C15" office:value-type="string">
            <text:p text:style-name="Changelog_20_Entry">-<text:tab/>Update HDOP range.</text:p>
          </table:table-cell>
        </table:table-row>
        <table:table-row>
          <table:table-cell table:style-name="Table5.A15" office:value-type="string">
            <text:p text:style-name="P3">0.12</text:p>
          </table:table-cell>
          <table:table-cell table:style-name="Table5.B15" office:value-type="string">
            <text:p text:style-name="P3">20101116</text:p>
          </table:table-cell>
          <table:table-cell table:style-name="Table5.C15" office:value-type="string">
            <text:p text:style-name="Changelog_20_Entry">-<text:tab/>Add paragraph 'Reserved for Future Use Identifiers'.</text:p>
          </table:table-cell>
        </table:table-row>
        <table:table-row>
          <table:table-cell table:style-name="Table5.A15" office:value-type="string">
            <text:p text:style-name="P3">0.11</text:p>
          </table:table-cell>
          <table:table-cell table:style-name="Table5.B15" office:value-type="string">
            <text:p text:style-name="P3">20101112</text:p>
          </table:table-cell>
          <table:table-cell table:style-name="Table5.C15" office:value-type="string">
            <text:p text:style-name="Changelog_20_Entry">-<text:tab/>Add changelog.</text:p>
            <text:p text:style-name="Changelog_20_Entry">-<text:tab/>Change 'course' to 'track' and update the example to show an integer.</text:p>
            <text:p text:style-name="Changelog_20_Entry">-<text:tab/>Clarify sea level to be mean sea level (geoid).</text:p>
            <text:p text:style-name="Changelog_20_Entry">-<text:tab/>Minor textual fixes.</text:p>
          </table:table-cell>
        </table:table-row>
        <table:table-row>
          <table:table-cell table:style-name="Table5.A16" office:value-type="string">
            <text:p text:style-name="P3">0.10</text:p>
          </table:table-cell>
          <table:table-cell table:style-name="Table5.B16" office:value-type="string">
            <text:p text:style-name="P3">20101111</text:p>
          </table:table-cell>
          <table:table-cell table:style-name="Table5.C16" office:value-type="string">
            <text:p text:style-name="Changelog_20_Entry">-<text:tab/>Initial Version.</text:p>
          </table:table-cell>
        </table:table-row>
      </table:table>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ab-stop style:type="left" style:position="0.4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4in"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Table of Contents</text:p>
          </text:index-title>
          <text:p text:style-name="P18">1<text:tab/>Overview<text:tab/>4</text:p>
          <text:p text:style-name="P19">1.1<text:tab/>Introduction<text:tab/>4</text:p>
          <text:p text:style-name="P19">1.2<text:tab/>Position Distribution over OLSR<text:tab/>4</text:p>
          <text:p text:style-name="P19">1.3<text:tab/>Position Uplink<text:tab/>5</text:p>
          <text:p text:style-name="P19">1.4<text:tab/>Relay Server<text:tab/>5</text:p>
          <text:p text:style-name="P19">1.5<text:tab/>Cluster Leader Uplink and Position Update Downlink<text:tab/>6</text:p>
          <text:p text:style-name="P18">2<text:tab/>External Interfaces<text:tab/>7</text:p>
          <text:p text:style-name="P19">2.1<text:tab/>Input GPS Multicast Messages<text:tab/>7</text:p>
          <text:p text:style-name="P19">2.2<text:tab/>Position Update Packet Format<text:tab/>7</text:p>
          <text:p text:style-name="P19">2.3<text:tab/>Position Update Sentence Format<text:tab/>7</text:p>
          <text:p text:style-name="P20">2.3.1<text:tab/>Sentence Version 1<text:tab/>8</text:p>
          <text:p text:style-name="P19">2.4<text:tab/>Id Types<text:tab/>10</text:p>
          <text:p text:style-name="P20">2.4.1<text:tab/>Globally Unique Identifiers<text:tab/>10</text:p>
          <text:p text:style-name="P20">2.4.2<text:tab/>Locally Unique / Experimental Identifiers<text:tab/>11</text:p>
          <text:p text:style-name="P20">2.4.3<text:tab/>Reserved for Future Use Identifiers<text:tab/>12</text:p>
          <text:p text:style-name="P18">3<text:tab/>Internal Interfaces<text:tab/>13</text:p>
          <text:p text:style-name="P19">3.1<text:tab/>OLSR Position Update Messages<text:tab/>13</text:p>
          <text:p text:style-name="P20">3.1.1<text:tab/>updateTime<text:tab/>14</text:p>
          <text:p text:style-name="P20">3.1.2<text:tab/>smask<text:tab/>14</text:p>
          <text:p text:style-name="P20">3.1.3<text:tab/>flags<text:tab/>14</text:p>
          <text:p text:style-name="P20">3.1.4<text:tab/>time<text:tab/>14</text:p>
          <text:p text:style-name="P20">3.1.5<text:tab/>lat / long<text:tab/>15</text:p>
          <text:p text:style-name="P20">3.1.6<text:tab/>alt<text:tab/>15</text:p>
          <text:p text:style-name="P20">3.1.7<text:tab/>hdop<text:tab/>15</text:p>
          <text:p text:style-name="P20">3.1.8<text:tab/>nodeIdType and nodeId<text:tab/>15</text:p>
        </text:index-body>
      </text:table-of-content>
      <text:h text:style-name="P31" text:outline-level="1"><text:bookmark-start text:name="__RefHeading__1684_1306387502"/>Overview<text:bookmark-end text:name="__RefHeading__1684_1306387502"/></text:h>
      <text:h text:style-name="Heading_20_2" text:outline-level="2">Introduction</text:h>
      <text:p text:style-name="Standard">The Position Update Distribution (PUD) OLSR plugin has a number of functions:</text:p>
      <text:list xml:id="list14647655982" text:style-name="L1">
        <text:list-item>
          <text:p text:style-name="P21">It distributes the (GPS) position of the router over the OLSR network.</text:p>
        </text:list-item>
        <text:list-item>
          <text:p text:style-name="P21">It transmits the position information of the router to a central (relay) server (this is an optional function).</text:p>
        </text:list-item>
      </text:list>
      <text:p text:style-name="Standard">These functions are discussed in the following paragraphs.</text:p>
      <text:h text:style-name="Heading_20_2" text:outline-level="2">Position Distribution over OLSR</text:h>
      <text:p text:style-name="Standard">Position distribution over the OLSR network is the main function of the PUD plugin. The process involved is depicted in the figure below and described after that.</text:p>
      <text:p text:style-name="Standard"><draw:frame draw:style-name="fr1" draw:name="Frame1" text:anchor-type="paragraph" svg:y="-0.0146in" svg:width="5.0193in" style:rel-width="75%" svg:height="3.6327in" draw:z-index="4"><draw:text-box fo:min-height="35%"><text:p text:style-name="Figure"><draw:frame draw:style-name="fr4" draw:name="Object1" text:anchor-type="paragraph" svg:x="0.0016in" svg:y="0.0354in" svg:width="5.0193in" style:rel-width="100%" svg:height="3.4055in" style:rel-height="scale" draw:z-index="5"><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PUD OLSR Plugin Overview</text:p></draw:text-box></draw:frame>The process:</text:p>
      <text:list xml:id="list3844117811" text:style-name="L2">
        <text:list-item>
          <text:p text:style-name="P22">On Router 1, the GPS Daemon receives position information from its GPS antenna and sends multicast messages with that position information onto LAN 1 in the form of standard NMEA GPS sentences.</text:p>
        </text:list-item>
        <text:list-item>
          <text:p text:style-name="P22">The PUD OLSR plugin receives these multicast messages by listening for them on LAN 1.</text:p>
        </text:list-item>
        <text:list-item>
          <text:p text:style-name="P22">All NMEA GPS sentences in the received multicast messages are parsed for relevant information and converted to an internal binary format (on a per-message basis). The internal binary format is then used to transmit a position update over the OLSR network as an OLSR position update message.</text:p>
        </text:list-item>
        <text:list-item>
          <text:p text:style-name="P22"><text:bookmark text:name="step 4"/>On Router 2, upon reception of an OLSR position update message, the message is converted to a (proprietary/custom) NMEA sentence. Such a sentence will be referred to as a “position update sentence” (see page <text:bookmark-ref text:reference-format="page" text:ref-name="__RefHeading__962_1673364918">7</text:bookmark-ref>).</text:p>
        </text:list-item>
        <text:list-item>
          <text:p text:style-name="P22"><text:bookmark-start text:name="__RefNumPara__2453_1673364918"/>A position update packet, containing one or more position update sentences, is then sent as a <text:s/>multicast message onto LAN 2.<text:bookmark-end text:name="__RefNumPara__2453_1673364918"/></text:p>
        </text:list-item>
      </text:list>
      <text:h text:style-name="Heading_20_2" text:outline-level="2"><text:soft-page-break/>Position Uplink</text:h>
      <text:p text:style-name="Standard">The secondary function of the PUD plugin is to send its position updates to a relay server (uplink the position). The process involved is depicted in the figure below and described after that.</text:p>
      <text:p text:style-name="Standard"><draw:frame draw:style-name="fr1" draw:name="Frame6" text:anchor-type="paragraph" svg:y="-0.0146in" svg:width="5.0193in" style:rel-width="75%" svg:height="3.6327in" draw:z-index="8"><draw:text-box fo:min-height="35%"><text:p text:style-name="Figure"><draw:frame draw:style-name="fr4" draw:name="Object6" text:anchor-type="paragraph" svg:x="0.0016in" svg:y="0.0354in" svg:width="5.0193in" style:rel-width="100%" svg:height="3.4055in" style:rel-height="scale" draw:z-index="9"><draw:object xlink:href="./Object 6" xlink:type="simple" xlink:show="embed" xlink:actuate="onLoad"/><draw:image xlink:href="./ObjectReplacements/Object 6" xlink:type="simple" xlink:show="embed" xlink:actuate="onLoad"/></draw:frame>Figure <text:sequence text:ref-name="refFigure1" text:name="Figure" text:formula="ooow:Figure+1" style:num-format="1">2</text:sequence>: PUD OLSR Plugin Overview</text:p></draw:text-box></draw:frame>The process is basically the same as that of distribution over the OLSR network, but instead of sending the position update to the OLSR network and receiving from the OLSR network, a Relay Server is used (steps 3 and 4).</text:p>
      <text:list xml:id="list13893325771" text:style-name="L3">
        <text:list-item>
          <text:p text:style-name="P23">On Router 1, the GPS Daemon receives position information from its GPS antenna and sends multicast messages with that position information onto LAN 1 in the form of standard NMEA GPS sentences.</text:p>
        </text:list-item>
        <text:list-item>
          <text:p text:style-name="P23">The PUD OLSR plugin receives these multicast messages by listening for them on LAN 1.</text:p>
        </text:list-item>
        <text:list-item>
          <text:p text:style-name="P23">All NMEA GPS sentences in the received multicast messages (from LAN 1) are parsed for relevant information and converted to an internal binary format (on a per-message basis). The internal binary format is then used to transmit a position update as an OLSR position update message over the uplink to the Relay Server.</text:p>
        </text:list-item>
        <text:list-item>
          <text:p text:style-name="P23"><text:bookmark text:name="step 41"/>On Router 2, upon reception of an OLSR position update message from the downlink, the internal binary format is converted to a (proprietary/custom) NMEA sentence. Such a sentence will be referred to as a “position update sentence” (see page <text:bookmark-ref text:reference-format="page" text:ref-name="__RefHeading__962_1673364918">7</text:bookmark-ref>).</text:p>
        </text:list-item>
        <text:list-item>
          <text:p text:style-name="P23">A position update packet, containing one or more position update sentences, is then sent as a <text:s/>multicast message onto LAN 2 <text:span text:style-name="T6">and</text:span> the position update is also sent onto the OLSR network.</text:p>
        </text:list-item>
      </text:list>
      <text:h text:style-name="Heading_20_2" text:outline-level="2">Relay Server</text:h>
      <text:p text:style-name="Standard">The exact working of the Relay Server are out-of-scope for this document and not even relevant.</text:p>
      <text:p text:style-name="Standard">It is sufficient to think of the Relay Server as a server that receives position updates and distributes the position updates to all the OLSR networks it knows about.</text:p>
      <text:p text:style-name="Standard">This architecture enables position distribution to out-of-range OLSR networks</text:p>
      <text:h text:style-name="Heading_20_2" text:outline-level="2"><text:soft-page-break/>Cluster Leader Uplink and Position Update Downlink</text:h>
      <text:p text:style-name="Standard">In order to have a more efficient distribution of position updates over several out-of-range OLSR networks the smart gateway mechanism (if enabled) of OLSR is employed:</text:p>
      <text:list xml:id="list2689893941" text:style-name="L4">
        <text:list-item>
          <text:p text:style-name="P24">Each router continuously elects a smart gateway.</text:p>
        </text:list-item>
        <text:list-item>
          <text:p text:style-name="P24">Each router continuously elects the smart gateway with the greatest aggregated advertised bandwidth as its cluster leader.</text:p>
        </text:list-item>
        <text:list-item>
          <text:p text:style-name="P24">The router sends, on a regular basis, its main IP address together with the main IP address of the chosen cluster leader onto the uplink in the form of a ClusterLeader message.</text:p>
        </text:list-item>
        <text:list-item>
          <text:p text:style-name="P24">The Relay Server now has enough information to determine which routers are in which OLSR network and which node in that network is chosen as a cluster leader.</text:p>
        </text:list-item>
        <text:list-item>
          <text:p text:style-name="P24">When the Relay Server receives a position update, it distributes this update to every cluster leader it knows about, except to the cluster leader of the network of which the router that sent the update is a member.</text:p>
        </text:list-item>
        <text:list-item>
          <text:p text:style-name="P24">When a router receives one or more position updates (from the Relay Server) on its downlink, then it sends these updates onto its LAN <text:span text:style-name="T6">and</text:span> onto its OLSR network.</text:p>
        </text:list-item>
      </text:list>
      <text:p text:style-name="Standard">This architecture lets each router uplink its position individually, while downlinking position updates is done only once per OLSR network (and letting the OLSR network further distribute the position updates to all routers in the OLSR network).</text:p>
      <text:p text:style-name="Standard"><text:span text:style-name="T2">Note:</text:span> if the smart gateway system is not enabled then the router reports itself as cluster leader, and does <text:span text:style-name="T2">not</text:span> forward downlink messages onto the OLSR network.</text:p>
      <text:h text:style-name="Heading_20_1" text:outline-level="1">External Interfaces</text:h>
      <text:h text:style-name="P30" text:outline-level="2">Input GPS Multicast Messages</text:h>
      <text:p text:style-name="P7">The GPS multicast messages that are sent by the GPS daemon in step 1 and received by the PUD OLSR plugin in step 2 of the process described above are expected to be in the format described below:</text:p>
      <text:list xml:id="list8106875681" text:style-name="L5">
        <text:list-item>
          <text:p text:style-name="P27">A GPS multicast message has to start with the string '$GP',</text:p>
        </text:list-item>
        <text:list-item>
          <text:p text:style-name="P28">A GPS multicast message is expected to contain one or more (preferably more) NMEA GPS sentences,</text:p>
        </text:list-item>
      </text:list>
      <text:list xml:id="list6696136231" text:style-name="L6">
        <text:list-item>
          <text:p text:style-name="P29">A NMEA GPS sentence starts with the string '$GP' and ends with the string '\r\n'.</text:p>
        </text:list-item>
        <text:list-item>
          <text:p text:style-name="P25">As many sentences as possible should be combined in a multicast message in order to provide as much GPS information to the plugin as possible: the plugin processes the multicast messages separately and does not aggregate them.</text:p>
        </text:list-item>
      </text:list>
      <text:p text:style-name="P7">An example of a good GPS multicast message is shown below.</text:p>
      <text:p text:style-name="Code">$GPRMC,141536.00,A,3208.86142,N,00320.78558,E,0.010,,020311,,,A*72\r\n<text:line-break/>$GPVTG,,T,,M,0.010,N,0.018,K,A*2B\r\n<text:line-break/>$GPGGA,141536.00,3208.86142,N,00320.78558,E,1,12,1.10,19.2,M,46.0,M,,*65\r\n<text:line-break/>$GPGSA,A,3,29,08,02,05,30,04,07,13,16,10,23,20,1.99,1.10,1.66*01\r\n<text:line-break/>$GPGSV,4,1,13,01,08,031,,02,46,273,51,04,44,215,33,05,21,296,48*73\r\n<text:line-break/>$GPGSV,4,2,13,07,48,124,36,08,22,184,25,10,69,287,47,13,68,062,42*7C\r\n<text:line-break/>$GPGSV,4,3,13,16,16,089,47,20,07,121,27,23,32,069,43,29,08,335,43*79\r\n<text:line-break/>$GPGSV,4,4,13,30,11,021,36*4F\r\n<text:line-break/>$GPGLL,3208.86142,N,00320.78558,E,141536.00,A,A*6B\r\n</text:p>
      <text:h text:style-name="Heading_20_2" text:outline-level="2"><text:bookmark-start text:name="__RefNumPara__1044_1276153870"/>Position Update Packet Format<text:bookmark-end text:name="__RefNumPara__1044_1276153870"/></text:h>
      <text:p text:style-name="Text_20_body">A position update packet can contain one or more position update sentences. When more than one sentence is present in the message then the sentences are simply concatenated. A simplified syntax description is:</text:p>
      <text:p text:style-name="Text_20_body"><text:tab/>packet = [sentence]+</text:p>
      <text:p text:style-name="Note"><text:span text:style-name="T3">Note:</text:span><text:tab/>Currently there is always a single sentence present in the message, but that can change without prior notice.</text:p>
      <text:h text:style-name="Heading_20_2" text:outline-level="2"><text:bookmark-start text:name="__RefHeading__962_1673364918"/>Position Update Sentence Format<text:bookmark-end text:name="__RefHeading__962_1673364918"/></text:h>
      <text:p text:style-name="P6">Position update sentences are used as part of a position update packet (see page <text:bookmark-ref text:reference-format="page" text:ref-name="__RefNumPara__1044_1276153870">7</text:bookmark-ref>). The detailed format (including an example) is shown below.</text:p>
      <table:table table:name="Table1" table:style-name="Table1">
        <table:table-column table:style-name="Table1.A"/>
        <table:table-column table:style-name="Table1.B" table:number-columns-repeated="2"/>
        <table:table-column table:style-name="Table1.D"/>
        <table:table-column table:style-name="Table1.B"/>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header-rows>
          <table:table-row>
            <table:table-cell table:style-name="Table1.A1" office:value-type="string">
              <text:p text:style-name="P3">1</text:p>
            </table:table-cell>
            <table:table-cell table:style-name="Table1.A1" office:value-type="string">
              <text:p text:style-name="P3">2</text:p>
            </table:table-cell>
            <table:table-cell table:style-name="Table1.A1" office:value-type="string">
              <text:p text:style-name="P3">3</text:p>
            </table:table-cell>
            <table:table-cell table:style-name="Table1.A1" office:value-type="string">
              <text:p text:style-name="P3">4</text:p>
            </table:table-cell>
            <table:table-cell table:style-name="Table1.A1" office:value-type="string">
              <text:p text:style-name="P3">5</text:p>
            </table:table-cell>
            <table:table-cell table:style-name="Table1.A1" office:value-type="string">
              <text:p text:style-name="P3">6</text:p>
            </table:table-cell>
            <table:table-cell table:style-name="Table1.A1" office:value-type="string">
              <text:p text:style-name="P3">7</text:p>
            </table:table-cell>
            <table:table-cell table:style-name="Table1.A1" office:value-type="string">
              <text:p text:style-name="P3">8</text:p>
            </table:table-cell>
            <table:table-cell table:style-name="Table1.A1" office:value-type="string">
              <text:p text:style-name="P3">9</text:p>
            </table:table-cell>
            <table:table-cell table:style-name="Table1.A1" office:value-type="string">
              <text:p text:style-name="P3">10</text:p>
            </table:table-cell>
            <table:table-cell table:style-name="Table1.A1" office:value-type="string">
              <text:p text:style-name="P3">11</text:p>
            </table:table-cell>
            <table:table-cell table:style-name="Table1.A1" office:value-type="string">
              <text:p text:style-name="P3">12</text:p>
            </table:table-cell>
            <table:table-cell table:style-name="Table1.A1" office:value-type="string">
              <text:p text:style-name="P3">13</text:p>
            </table:table-cell>
            <table:table-cell table:style-name="Table1.A1" office:value-type="string">
              <text:p text:style-name="P3">14</text:p>
            </table:table-cell>
            <table:table-cell table:style-name="Table1.O1" office:value-type="string">
              <text:p text:style-name="P3">15</text:p>
            </table:table-cell>
          </table:table-row>
        </table:table-header-rows>
        <table:table-row>
          <table:table-cell table:style-name="Table1.A2" office:value-type="string">
            <text:p text:style-name="P5">$PNBSX,</text:p>
          </table:table-cell>
          <table:table-cell table:style-name="Table1.E2" office:value-type="string">
            <text:p text:style-name="P5">0,</text:p>
          </table:table-cell>
          <table:table-cell table:style-name="Table1.E2" office:value-type="string">
            <text:p text:style-name="P5">0,</text:p>
          </table:table-cell>
          <table:table-cell table:style-name="Table1.D2" office:value-type="string">
            <text:p text:style-name="P5">1.2.3.4,</text:p>
          </table:table-cell>
          <table:table-cell table:style-name="Table1.E2" office:value-type="string">
            <text:p text:style-name="P5">1,</text:p>
          </table:table-cell>
          <table:table-cell table:style-name="Table1.F2" office:value-type="string">
            <text:p text:style-name="P5">Node1,</text:p>
          </table:table-cell>
          <table:table-cell table:style-name="Table1.G2" office:value-type="string">
            <text:p text:style-name="P5">300610,</text:p>
          </table:table-cell>
          <table:table-cell table:style-name="Table1.H2" office:value-type="string">
            <text:p text:style-name="P5">090450,</text:p>
          </table:table-cell>
          <table:table-cell table:style-name="Table1.I2" office:value-type="string">
            <text:p text:style-name="P5">256,</text:p>
          </table:table-cell>
          <table:table-cell table:style-name="Table1.J2" office:value-type="string">
            <text:p text:style-name="P5">3208.86142,N,</text:p>
          </table:table-cell>
          <table:table-cell table:style-name="Table1.K2" office:value-type="string">
            <text:p text:style-name="P5">320.78558,E,</text:p>
          </table:table-cell>
          <table:table-cell table:style-name="Table1.L2" office:value-type="string">
            <text:p text:style-name="P5">12,</text:p>
          </table:table-cell>
          <table:table-cell table:style-name="Table1.M2" office:value-type="string">
            <text:p text:style-name="P5">50,</text:p>
          </table:table-cell>
          <table:table-cell table:style-name="Table1.N2" office:value-type="string">
            <text:p text:style-name="P5">19,</text:p>
          </table:table-cell>
          <table:table-cell table:style-name="Table1.O2" office:value-type="string">
            <text:p text:style-name="P5">2.3</text:p>
          </table:table-cell>
        </table:table-row>
        <table:table-row>
          <table:table-cell table:style-name="Table1.A3" office:value-type="string">
            <text:p text:style-name="P2">NMEA Prefix</text:p>
          </table:table-cell>
          <table:table-cell table:style-name="Table1.C3" office:value-type="string">
            <text:p text:style-name="P2">Sentence Version</text:p>
          </table:table-cell>
          <table:table-cell table:style-name="Table1.C3" office:value-type="string">
            <text:p text:style-name="P2">Gateway Flag</text:p>
          </table:table-cell>
          <table:table-cell table:style-name="Table1.D3" office:value-type="string">
            <text:p text:style-name="P2">OLSR Originator</text:p>
          </table:table-cell>
          <table:table-cell table:style-name="Table1.E3" office:value-type="string">
            <text:p text:style-name="P2">IdType</text:p>
          </table:table-cell>
          <table:table-cell table:style-name="Table1.F3" office:value-type="string">
            <text:p text:style-name="P2">Id</text:p>
          </table:table-cell>
          <table:table-cell table:style-name="Table1.G3" office:value-type="string">
            <text:p text:style-name="P2">Date</text:p>
          </table:table-cell>
          <table:table-cell table:style-name="Table1.H3" office:value-type="string">
            <text:p text:style-name="P2">Time</text:p>
          </table:table-cell>
          <table:table-cell table:style-name="Table1.I3" office:value-type="string">
            <text:p text:style-name="P2">Update Time</text:p>
          </table:table-cell>
          <table:table-cell table:style-name="Table1.J3" office:value-type="string">
            <text:p text:style-name="P2">Latitude</text:p>
          </table:table-cell>
          <table:table-cell table:style-name="Table1.K3" office:value-type="string">
            <text:p text:style-name="P2">Longitude</text:p>
          </table:table-cell>
          <table:table-cell table:style-name="Table1.L3" office:value-type="string">
            <text:p text:style-name="P2">Altitude</text:p>
          </table:table-cell>
          <table:table-cell table:style-name="Table1.M3" office:value-type="string">
            <text:p text:style-name="P2">Speed</text:p>
          </table:table-cell>
          <table:table-cell table:style-name="Table1.N3" office:value-type="string">
            <text:p text:style-name="P2">Track</text:p>
          </table:table-cell>
          <table:table-cell table:style-name="Table1.O3" office:value-type="string">
            <text:p text:style-name="P2">HDOP</text:p>
          </table:table-cell>
        </table:table-row>
      </table:table>
      <text:p text:style-name="Figure">Figure <text:sequence text:ref-name="refTable0" text:name="Table" text:formula="ooow:Table+1" style:num-format="1">1</text:sequence>: Position Sentence Format Overview and Example</text:p>
      <text:p text:style-name="Note"><text:soft-page-break/><text:span text:style-name="T3">Note:</text:span><text:tab/>The commas that are shown in the example on the second row of <text:sequence-ref text:reference-format="category-and-value" text:ref-name="refTable0">1</text:sequence-ref> are <text:span text:style-name="T2">not</text:span> part of the field values but of the NMEA format.</text:p>
      <text:p text:style-name="Note"><text:span text:style-name="T3">Note:</text:span><text:tab/>Fields that are colored yellow in <text:sequence-ref text:reference-format="category-and-value" text:ref-name="refTable0">1</text:sequence-ref> are optional and can be empty, which indicates that the corresponding value is unknown or not present. An empty field will still have a comma as per the NMEA format.</text:p>
      <text:p text:style-name="Note"><text:span text:style-name="T3">Note:</text:span><text:tab/>Whitespace can be ignored in a position update sentence, except for the Id field.</text:p>
      <text:p text:style-name="Note"><text:span text:style-name="T3">Note:</text:span><text:tab/>Each sentence is always terminated with the '\r\n' character sequence.</text:p>
      <text:h text:style-name="Heading_20_3" text:outline-level="3">Sentence Version 1</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9">Field<text:line-break/>Number</text:p>
            </table:table-cell>
            <table:table-cell table:style-name="Table2.A1" office:value-type="string">
              <text:p text:style-name="P9">Field<text:line-break/>Name</text:p>
            </table:table-cell>
            <table:table-cell table:style-name="Table2.C1" office:value-type="string">
              <text:p text:style-name="P8"><text:line-break/>Description</text:p>
            </table:table-cell>
          </table:table-row>
        </table:table-header-rows>
        <table:table-row table:style-name="Table2.1">
          <table:table-cell table:style-name="Table2.A18" office:value-type="string">
            <text:p text:style-name="P9">1</text:p>
          </table:table-cell>
          <table:table-cell table:style-name="Table2.B2" office:value-type="string">
            <text:p text:style-name="P9">NMEA<text:line-break/>Prefix</text:p>
          </table:table-cell>
          <table:table-cell table:style-name="Table2.C18" office:value-type="string">
            <text:p text:style-name="P8">The NMEA prefix of the sentence (configurable).</text:p>
            <text:p text:style-name="P8">A string that starts with '$P' (default is '$PNBSX').</text:p>
          </table:table-cell>
        </table:table-row>
        <table:table-row table:style-name="Table2.1">
          <table:table-cell table:style-name="Table2.A18" office:value-type="string">
            <text:p text:style-name="P9">2</text:p>
          </table:table-cell>
          <table:table-cell table:style-name="Table2.B2" office:value-type="string">
            <text:p text:style-name="P9">Sentence<text:line-break/>Version</text:p>
          </table:table-cell>
          <table:table-cell table:style-name="Table2.C18" office:value-type="string">
            <text:p text:style-name="P8">The version of the sentence format.</text:p>
            <text:p text:style-name="P8">An unsigned integer number (fixed value)</text:p>
          </table:table-cell>
        </table:table-row>
        <table:table-row table:style-name="Table2.1">
          <table:table-cell table:style-name="Table2.A18" office:value-type="string">
            <text:p text:style-name="P9">3</text:p>
          </table:table-cell>
          <table:table-cell table:style-name="Table2.B2" office:value-type="string">
            <text:p text:style-name="P9">Gateway<text:line-break/>Flag</text:p>
          </table:table-cell>
          <table:table-cell table:style-name="Table2.C18" office:value-type="string">
            <text:p text:style-name="P8">A flag indicating whether the position update originated from the plugin (0) or from an external gateway (1).</text:p>
            <text:p text:style-name="P8">An unsigned integer number in the range [0, 1].</text:p>
          </table:table-cell>
        </table:table-row>
        <table:table-row table:style-name="Table2.1">
          <table:table-cell table:style-name="Table2.A18" office:value-type="string">
            <text:p text:style-name="P9">4</text:p>
          </table:table-cell>
          <table:table-cell table:style-name="Table2.B2" office:value-type="string">
            <text:p text:style-name="P9">OLSR<text:line-break/>Originator</text:p>
          </table:table-cell>
          <table:table-cell table:style-name="Table2.C18" office:value-type="string">
            <text:p text:style-name="P8">The OLSR originator IP address (can be an Ipv4 or Ipv6 address).</text:p>
            <text:p text:style-name="P8">A string representation of an IP address.</text:p>
          </table:table-cell>
        </table:table-row>
        <table:table-row table:style-name="Table2.1">
          <table:table-cell table:style-name="Table2.A18" office:value-type="string">
            <text:p text:style-name="P9">5</text:p>
          </table:table-cell>
          <table:table-cell table:style-name="Table2.B2" office:value-type="string">
            <text:p text:style-name="P9">IdType</text:p>
          </table:table-cell>
          <table:table-cell table:style-name="Table2.C18" office:value-type="string">
            <text:p text:style-name="P8">The type of the Id field (configurable), describing the semantics of the Id field (see paragraph <text:bookmark-ref text:reference-format="number-no-superior" text:ref-name="__RefHeading__2516_1896484982">2.4</text:bookmark-ref> on page <text:bookmark-ref text:reference-format="page" text:ref-name="__RefHeading__2516_1896484982">10</text:bookmark-ref>).</text:p>
            <text:p text:style-name="P8">An unsigned integer number in the range [0, 254].</text:p>
          </table:table-cell>
        </table:table-row>
        <table:table-row table:style-name="Table2.1">
          <table:table-cell table:style-name="Table2.A18" office:value-type="string">
            <text:p text:style-name="P9">6</text:p>
          </table:table-cell>
          <table:table-cell table:style-name="Table2.B2" office:value-type="string">
            <text:p text:style-name="P9">Id</text:p>
          </table:table-cell>
          <table:table-cell table:style-name="Table2.C18" office:value-type="string">
            <text:p text:style-name="P8">The Id of the sending node (configurable).</text:p>
            <text:p text:style-name="P8">A string representation of the configured information (see paragraph <text:bookmark-ref text:reference-format="number-no-superior" text:ref-name="__RefHeading__2516_1896484982">2.4</text:bookmark-ref> on page <text:bookmark-ref text:reference-format="page" text:ref-name="__RefHeading__2516_1896484982">10</text:bookmark-ref>).</text:p>
          </table:table-cell>
        </table:table-row>
        <table:table-row table:style-name="Table2.1">
          <table:table-cell table:style-name="Table2.A18" office:value-type="string">
            <text:p text:style-name="P9">7</text:p>
          </table:table-cell>
          <table:table-cell table:style-name="Table2.B2" office:value-type="string">
            <text:p text:style-name="P11">Date</text:p>
          </table:table-cell>
          <table:table-cell table:style-name="Table2.C18" office:value-type="string">
            <text:p text:style-name="P8">The date of the information.</text:p>
            <text:p text:style-name="P8">An unsigned integer number in the format 'DDMMYY'.</text:p>
            <text:p text:style-name="P8">DD:<text:tab/><text:tab/>Day<text:tab/><text:tab/><text:tab/>[01, 31]<text:line-break/>MM:<text:tab/><text:tab/>Month<text:tab/><text:tab/><text:tab/>[01, 12]<text:line-break/>YY:<text:tab/><text:tab/>Year<text:tab/><text:tab/><text:tab/>[00, 99]</text:p>
          </table:table-cell>
        </table:table-row>
        <table:table-row table:style-name="Table2.1">
          <table:table-cell table:style-name="Table2.A18" office:value-type="string">
            <text:p text:style-name="P9">8</text:p>
          </table:table-cell>
          <table:table-cell table:style-name="Table2.B2" office:value-type="string">
            <text:p text:style-name="P9">Time</text:p>
          </table:table-cell>
          <table:table-cell table:style-name="Table2.C18" office:value-type="string">
            <text:p text:style-name="P8">The time of the information.</text:p>
            <text:p text:style-name="P8">An unsigned integer number in the format 'HHMMSS'.</text:p>
            <text:p text:style-name="P8">HH:<text:tab/><text:tab/>Hours<text:tab/><text:tab/><text:tab/>[00, 23]<text:line-break/>MM:<text:tab/><text:tab/>Minutes<text:tab/><text:tab/>[00, 59]<text:line-break/>SS:<text:tab/><text:tab/>Seconds<text:tab/><text:tab/>[00, 60]<text:note text:id="ftn1" text:note-class="footnote"><text:note-citation>1</text:note-citation><text:note-body><text:p text:style-name="Footnote">A value of 60 seconds indicates a leap second.</text:p></text:note-body></text:note></text:p>
          </table:table-cell>
        </table:table-row>
        <text:soft-page-break/>
        <table:table-row table:style-name="Table2.1">
          <table:table-cell table:style-name="Table2.A18" office:value-type="string">
            <text:p text:style-name="P9">9</text:p>
          </table:table-cell>
          <table:table-cell table:style-name="Table2.B2" office:value-type="string">
            <text:p text:style-name="P9">Update<text:line-break/>Time</text:p>
          </table:table-cell>
          <table:table-cell table:style-name="Table2.C18" office:value-type="string">
            <text:p text:style-name="P8">The number of seconds (counting from the date and time fields) after which <text:s/>the information will be sent again.</text:p>
            <text:p text:style-name="P8">Without packet loss in the network the information can be considered invalid after this interval. To compensate for packet loss the receiver of the information can multiply the update time by a compensation factor (for example 3, which is a good value for most networks) to obtain the interval after which the information can truly be considered invalid.</text:p>
            <text:p text:style-name="P8">An unsigned integer number in the range [0, 1015792], with zero meaning 'infinite'.</text:p>
          </table:table-cell>
        </table:table-row>
        <table:table-row table:style-name="Table2.1">
          <table:table-cell table:style-name="Table2.A18" office:value-type="string">
            <text:p text:style-name="P9">10</text:p>
          </table:table-cell>
          <table:table-cell table:style-name="Table2.B11" office:value-type="string">
            <text:p text:style-name="P9">Latitude</text:p>
          </table:table-cell>
          <table:table-cell table:style-name="Table2.C18" office:value-type="string">
            <text:p text:style-name="P8">Latitude and latitude‑hemisphere of the information.</text:p>
            <text:p text:style-name="P8">A combination of an unsigned floating point number and a string in the format 'DDMM.SSSSS,H'.</text:p>
            <text:p text:style-name="P8">DD:<text:tab/><text:tab/>Degrees<text:tab/><text:tab/>[0, 90]<text:line-break/>MM:<text:tab/><text:tab/>Minutes<text:tab/><text:tab/>[00, 59]<text:line-break/>SSSSS:<text:tab/>Minutes Fraction<text:note text:id="ftn2" text:note-class="footnote"><text:note-citation>2</text:note-citation><text:note-body><text:p text:style-name="Footnote">Also explained as the fraction of (seconds / 60).</text:p></text:note-body></text:note><text:tab/>[0, 99999]<text:line-break/>H:<text:tab/><text:tab/>Hemisphere<text:tab/><text:tab/>N or S</text:p>
          </table:table-cell>
        </table:table-row>
        <table:table-row table:style-name="Table2.1">
          <table:table-cell table:style-name="Table2.A18" office:value-type="string">
            <text:p text:style-name="P9">11</text:p>
          </table:table-cell>
          <table:table-cell table:style-name="Table2.B11" office:value-type="string">
            <text:p text:style-name="P9">Longitude</text:p>
          </table:table-cell>
          <table:table-cell table:style-name="Table2.C18" office:value-type="string">
            <text:p text:style-name="P8">Longitude and longitude‑hemisphere of the information.</text:p>
            <text:p text:style-name="P8">A combination of an unsigned floating point number and a string in the format 'DDDMM.SSSSS,H'.</text:p>
            <text:p text:style-name="P8">DDD:<text:tab/><text:tab/>Degrees<text:tab/><text:tab/>[0, 180]<text:line-break/>MM:<text:tab/><text:tab/>Minutes<text:tab/><text:tab/>[0, 59]<text:line-break/>SSSSS:<text:tab/>Minutes Fraction<text:tab/>[0, 99999]<text:line-break/>H:<text:tab/><text:tab/>Hemisphere<text:tab/><text:tab/>E or W</text:p>
          </table:table-cell>
        </table:table-row>
        <table:table-row table:style-name="Table2.1">
          <table:table-cell table:style-name="Table2.A18" office:value-type="string">
            <text:p text:style-name="P9">12</text:p>
          </table:table-cell>
          <table:table-cell table:style-name="Table2.B11" office:value-type="string">
            <text:p text:style-name="P9">Altitude</text:p>
          </table:table-cell>
          <table:table-cell table:style-name="Table2.C18" office:value-type="string">
            <text:p text:style-name="P8">Altitude in meters above mean sea level (geoid).</text:p>
            <text:p text:style-name="P8">A signed integer number in the range [-400, 65135].</text:p>
          </table:table-cell>
        </table:table-row>
        <table:table-row table:style-name="Table2.1">
          <table:table-cell table:style-name="Table2.A18" office:value-type="string">
            <text:p text:style-name="P9">13</text:p>
          </table:table-cell>
          <table:table-cell table:style-name="Table2.B11" office:value-type="string">
            <text:p text:style-name="P9">Speed</text:p>
          </table:table-cell>
          <table:table-cell table:style-name="Table2.C18" office:value-type="string">
            <text:p text:style-name="P8">Speed in kilometers per hour (km/h).</text:p>
            <text:p text:style-name="P8">An unsigned integer number in the range [0, 4095].</text:p>
          </table:table-cell>
        </table:table-row>
        <table:table-row table:style-name="Table2.1">
          <table:table-cell table:style-name="Table2.A18" office:value-type="string">
            <text:p text:style-name="P9">14</text:p>
          </table:table-cell>
          <table:table-cell table:style-name="Table2.B11" office:value-type="string">
            <text:p text:style-name="P9">Track</text:p>
          </table:table-cell>
          <table:table-cell table:style-name="Table2.C18" office:value-type="string">
            <text:p text:style-name="P8">Direction of the movement of the information, in degrees relative to true north.</text:p>
            <text:p text:style-name="P8">An unsigned integer number in the range [0, 359].</text:p>
          </table:table-cell>
        </table:table-row>
        <table:table-row table:style-name="Table2.1">
          <table:table-cell table:style-name="Table2.A18" office:value-type="string">
            <text:p text:style-name="P9">15</text:p>
          </table:table-cell>
          <table:table-cell table:style-name="Table2.B11" office:value-type="string">
            <text:p text:style-name="P9">HDOP</text:p>
          </table:table-cell>
          <table:table-cell table:style-name="Table2.C18" office:value-type="string">
            <text:p text:style-name="P8">Horizontal Dilution Of Precision.</text:p>
            <text:p text:style-name="P8">An unsigned floating point number in the range [0.0, 40.94].</text:p>
          </table:table-cell>
        </table:table-row>
        <text:soft-page-break/>
        <table:table-row table:style-name="Table2.1">
          <table:table-cell table:style-name="Table2.A18" office:value-type="string">
            <text:p text:style-name="P9">16</text:p>
          </table:table-cell>
          <table:table-cell table:style-name="Table2.B2" office:value-type="string">
            <text:p text:style-name="P9">Checksum</text:p>
          </table:table-cell>
          <table:table-cell table:style-name="Table2.C18" office:value-type="string">
            <text:p text:style-name="P8">The checksum of the complete string, not including the checksum itself.</text:p>
            <text:p text:style-name="P8">The checksum is calculated exactly the same way as a checksum in a standard NMEA GPS sentence and is a hexadecimal number in the range [00, FF], preceded by a '*'.</text:p>
            <text:p text:style-name="P8">This field is not shown in <text:sequence-ref text:reference-format="category-and-value" text:ref-name="refTable0">1</text:sequence-ref>.</text:p>
          </table:table-cell>
        </table:table-row>
        <table:table-row table:style-name="Table2.1">
          <table:table-cell table:style-name="Table2.A18" office:value-type="string">
            <text:p text:style-name="P9">17</text:p>
          </table:table-cell>
          <table:table-cell table:style-name="Table2.B2" office:value-type="string">
            <text:p text:style-name="P9">Sentence<text:line-break/>Termination</text:p>
          </table:table-cell>
          <table:table-cell table:style-name="Table2.C18" office:value-type="string">
            <text:p text:style-name="P8">The standard NMEA sentence terminator ('&lt;cr&gt;&lt;lf&gt;' / '\r\n').</text:p>
            <text:p text:style-name="P8">This field is not shown in <text:sequence-ref text:reference-format="category-and-value" text:ref-name="refTable0">1</text:sequence-ref>.</text:p>
          </table:table-cell>
        </table:table-row>
      </table:table>
      <text:p text:style-name="Table">Table <text:sequence text:ref-name="refTable1" text:name="Table" text:formula="ooow:Table+1" style:num-format="1">2</text:sequence>: Position Update Sentence Format Description</text:p>
      <text:p text:style-name="Note"><text:span text:style-name="T3">Note:</text:span><text:tab/>The ranges that are mentioned are <text:span text:style-name="T5">indicative</text:span> and represent the <text:span text:style-name="T4">current</text:span> ranges. These ranges depend upon the internal format that is used for position update messages on the OLSR network.</text:p>
      <text:h text:style-name="Heading_20_2" text:outline-level="2"><text:bookmark-start text:name="__RefHeading__2516_1896484982"/>Id Types<text:bookmark-end text:name="__RefHeading__2516_1896484982"/></text:h>
      <text:p text:style-name="Text_20_body">An Id Type describes the semantics of the Id field in a Position Update Sentence. </text:p>
      <text:p text:style-name="Text_20_body">Its range of [0, 255] is split into 2 ranges: one range for globally unique identifiers and one range for local / experimental identifiers.</text:p>
      <text:p text:style-name="Text_20_body">Beside the split ranges, the number 255 is reserved for future use.</text:p>
      <text:h text:style-name="Heading_20_3" text:outline-level="3">Globally Unique Identifiers</text:h>
      <table:table table:name="Table3" table:style-name="Table3">
        <table:table-column table:style-name="Table3.A"/>
        <table:table-column table:style-name="Table3.B"/>
        <table:table-header-rows>
          <table:table-row table:style-name="Table3.1">
            <table:table-cell table:style-name="Table3.A1" office:value-type="string">
              <text:p text:style-name="P3">IdType<text:line-break/>Value</text:p>
            </table:table-cell>
            <table:table-cell table:style-name="Table3.B1" office:value-type="string">
              <text:p text:style-name="Table_20_Contents">Type of Id / Description</text:p>
            </table:table-cell>
          </table:table-row>
        </table:table-header-rows>
        <table:table-row table:style-name="Table3.1">
          <table:table-cell table:style-name="Table3.A8" office:value-type="string">
            <text:p text:style-name="P3">0</text:p>
          </table:table-cell>
          <table:table-cell table:style-name="Table3.B8" office:value-type="string">
            <text:p text:style-name="Table_20_Contents">The 48‑bit (6 bytes) universal LAN MAC address of the utilised OLSR interface on the sending node, as per the IEEE 802-2001 specification.</text:p>
            <text:p text:style-name="Table_20_Contents">Represented as 'xx:xx:xx:xx:xx:xx', with x being a hexadecimal number.</text:p>
          </table:table-cell>
        </table:table-row>
        <table:table-row table:style-name="Table3.1">
          <table:table-cell table:style-name="Table3.A8" office:value-type="string">
            <text:p text:style-name="P3">1</text:p>
          </table:table-cell>
          <table:table-cell table:style-name="Table3.B8" office:value-type="string">
            <text:p text:style-name="Text_20_body">An MSISDN number, as per the ITU-T <text:span text:style-name="T7">E.164 specification (50 bits, 7 bytes).</text:span></text:p>
            <text:p text:style-name="P4">Represented as an unsigned integer number with 15 digits.</text:p>
          </table:table-cell>
        </table:table-row>
        <table:table-row table:style-name="Table3.1">
          <table:table-cell table:style-name="Table3.A8" office:value-type="string">
            <text:p text:style-name="P3">2</text:p>
          </table:table-cell>
          <table:table-cell table:style-name="Table3.B4" office:value-type="string">
            <text:p text:style-name="P12">A Tetra number, as per the ETSI TR 102 300-5 specification (57 bits, 8 bytes).</text:p>
            <text:p text:style-name="P4">Represented as an unsigned integer number with 17 digits.</text:p>
          </table:table-cell>
        </table:table-row>
        <table:table-row table:style-name="Table3.1">
          <table:table-cell table:style-name="Table3.A5" office:value-type="string">
            <text:p text:style-name="P3">3</text:p>
          </table:table-cell>
          <table:table-cell table:style-name="Table3.B4" office:value-type="string">
            <text:p text:style-name="Table_20_Contents">The DNS name of the sending node, as per the IETF RFC 1034 specification (variable length).</text:p>
            <text:p text:style-name="P4">Represented as a text string.</text:p>
          </table:table-cell>
        </table:table-row>
        <table:table-row table:style-name="Table3.1">
          <table:table-cell table:style-name="Table3.A8" office:value-type="string">
            <text:p text:style-name="P3">4</text:p>
          </table:table-cell>
          <table:table-cell table:style-name="Table3.B4" office:value-type="string">
            <text:p text:style-name="Table_20_Contents">IPv4 address of the utilised OLSR interface on the sending node. This can only occur when the OLSR stack runs in IPv4 mode, as per the IETF RFC 791 specification (32 bits, 4 bytes).</text:p>
            <text:p text:style-name="P4">Represented in the regular dot notation for an IPv4 address.</text:p>
          </table:table-cell>
        </table:table-row>
        <text:soft-page-break/>
        <table:table-row table:style-name="Table3.1">
          <table:table-cell table:style-name="Table3.A8" office:value-type="string">
            <text:p text:style-name="P3">5</text:p>
          </table:table-cell>
          <table:table-cell table:style-name="Table3.B8" office:value-type="string">
            <text:p text:style-name="Table_20_Contents">Reserved</text:p>
          </table:table-cell>
        </table:table-row>
        <table:table-row table:style-name="Table3.1">
          <table:table-cell table:style-name="Table3.A8" office:value-type="string">
            <text:p text:style-name="P3">6</text:p>
          </table:table-cell>
          <table:table-cell table:style-name="Table3.B8" office:value-type="string">
            <text:p text:style-name="Table_20_Contents">IPv6 address of the utilised OLSR interface on the sending node. This can only occur when the OLSR stack runs in IPv6 mode, as per the IETF RFC 2460 specification (128 bits, 16 bytes).</text:p>
            <text:p text:style-name="P4">Represented in the regular dot notation for an IPv6 address.</text:p>
          </table:table-cell>
        </table:table-row>
        <table:table-row table:style-name="Table3.1">
          <table:table-cell table:style-name="Table3.A9" office:value-type="string">
            <text:p text:style-name="P3">7</text:p>
          </table:table-cell>
          <table:table-cell table:style-name="Table3.B4" office:value-type="string">
            <text:p text:style-name="P12">An AIS MMSI number, as per the ITU M. 1371 specification (30 bits, 4 bytes).</text:p>
            <text:p text:style-name="P4">Represented as an unsigned integer number with 9 digits.</text:p>
          </table:table-cell>
        </table:table-row>
        <table:table-row table:style-name="Table3.1">
          <table:table-cell table:style-name="Table3.A9" office:value-type="string">
            <text:p text:style-name="P3">8</text:p>
          </table:table-cell>
          <table:table-cell table:style-name="Table3.B4" office:value-type="string">
            <text:p text:style-name="P12">A URN number, as per the Unit Reference Number specification at <text:a xlink:type="simple" xlink:href="http://www.dtic.mil/cjcs_directives/cdata/unlimit/3156_01.pdf">http://www.dtic.mil/cjcs_directives/cdata/unlimit/3156_01.pdf</text:a> (24 bits, 3 bytes).</text:p>
            <text:p text:style-name="P4">Represented as an unsigned integer number with 8 digits.</text:p>
          </table:table-cell>
        </table:table-row>
        <table:table-row table:style-name="Table3.1">
          <table:table-cell table:style-name="Table3.A9" office:value-type="string">
            <text:p text:style-name="P3">... 191</text:p>
          </table:table-cell>
          <table:table-cell table:style-name="Table3.B4" office:value-type="string">
            <text:p text:style-name="Table_20_Contents">Reserved</text:p>
          </table:table-cell>
        </table:table-row>
      </table:table>
      <text:p text:style-name="Table">Table <text:sequence text:ref-name="refTable2" text:name="Table" text:formula="ooow:Table+1" style:num-format="1">3</text:sequence>: Globally Unique Identifiers</text:p>
      <text:p text:style-name="Note"><text:span text:style-name="T3">Note:</text:span><text:span text:style-name="T1"><text:tab/>IdType values that are colored red in </text:span><text:span text:style-name="T1"><text:sequence-ref text:reference-format="category-and-value" text:ref-name="refTable2">Table 3</text:sequence-ref></text:span><text:span text:style-name="T1"> are transmitted as‑is over the OLSR network: be advised that performance will be impacted when these values take more than about a dozen bytes.</text:span></text:p>
      <text:h text:style-name="Heading_20_3" text:outline-level="3">Locally Unique / Experimental Identifiers</text:h>
      <table:table table:name="Table4" table:style-name="Table4">
        <table:table-column table:style-name="Table4.A"/>
        <table:table-column table:style-name="Table4.B"/>
        <table:table-header-rows>
          <table:table-row table:style-name="Table4.1">
            <table:table-cell table:style-name="Table4.A1" office:value-type="string">
              <text:p text:style-name="P3">IdType<text:line-break/>Value</text:p>
            </table:table-cell>
            <table:table-cell table:style-name="Table4.B1" office:value-type="string">
              <text:p text:style-name="Table_20_Contents">Type of Id / Description</text:p>
            </table:table-cell>
          </table:table-row>
        </table:table-header-rows>
        <table:table-row table:style-name="Table4.1">
          <table:table-cell table:style-name="Table4.A2" office:value-type="string">
            <text:p text:style-name="P3">192</text:p>
          </table:table-cell>
          <table:table-cell table:style-name="Table4.B2" office:value-type="string">
            <text:p text:style-name="Table_20_Contents">An unsigned integer number of 7 digits conforming to the SSI format described in 'Nationaal Nummerplan Brandweer Nederland, version 1.5, May 2008' (24 bits, 3 bytes).</text:p>
          </table:table-cell>
        </table:table-row>
        <table:table-row table:style-name="Table4.1">
          <table:table-cell table:style-name="Table4.A5" office:value-type="string">
            <text:p text:style-name="P3">193</text:p>
          </table:table-cell>
          <table:table-cell table:style-name="Table4.B5" office:value-type="string">
            <text:p text:style-name="Table_20_Contents">An unsigned integer number of 6 digits conforming to the format described in 'Nationaal Nummerplan Ambulancezorg Nederland, version 5.0, April 2009' (20 bits, 3 bytes).</text:p>
          </table:table-cell>
        </table:table-row>
        <table:table-row table:style-name="Table4.1">
          <table:table-cell table:style-name="Table4.A5" office:value-type="string">
            <text:p text:style-name="P3">194</text:p>
          </table:table-cell>
          <table:table-cell table:style-name="Table4.B5" office:value-type="string">
            <text:p text:style-name="Table_20_Contents">An unsigned integer number of 4 digits in the range [1, 8191] (13 bits, 2 bytes).</text:p>
          </table:table-cell>
        </table:table-row>
        <table:table-row table:style-name="Table4.1">
          <table:table-cell table:style-name="Table4.A5" office:value-type="string">
            <text:p text:style-name="P3">... 254</text:p>
          </table:table-cell>
          <table:table-cell table:style-name="Table4.B5" office:value-type="string">
            <text:p text:style-name="Table_20_Contents">Reserved</text:p>
          </table:table-cell>
        </table:table-row>
      </table:table>
      <text:p text:style-name="Table">Table <text:sequence text:ref-name="refTable3" text:name="Table" text:formula="ooow:Table+1" style:num-format="1">4</text:sequence>: Locally Unique / Experimental Identifiers</text:p>
      <text:h text:style-name="Heading_20_3" text:outline-level="3">Reserved for Future Use Identifiers</text:h>
      <table:table table:name="Table6" table:style-name="Table6">
        <table:table-column table:style-name="Table6.A"/>
        <table:table-column table:style-name="Table6.B"/>
        <table:table-header-rows>
          <table:table-row table:style-name="Table6.1">
            <table:table-cell table:style-name="Table6.A1" office:value-type="string">
              <text:p text:style-name="P3">IdType<text:line-break/>Value</text:p>
            </table:table-cell>
            <table:table-cell table:style-name="Table6.B1" office:value-type="string">
              <text:p text:style-name="Table_20_Contents">Type of Id / Description</text:p>
            </table:table-cell>
          </table:table-row>
        </table:table-header-rows>
        <table:table-row table:style-name="Table6.1">
          <table:table-cell table:style-name="Table6.A2" office:value-type="string">
            <text:p text:style-name="P16">255</text:p>
          </table:table-cell>
          <table:table-cell table:style-name="Table6.B2" office:value-type="string">
            <text:p text:style-name="P15">Reserved for future use</text:p>
          </table:table-cell>
        </table:table-row>
      </table:table>
      <text:p text:style-name="Table">Table <text:sequence text:ref-name="refTable4" text:name="Table" text:formula="ooow:Table+1" style:num-format="1">5</text:sequence>: Reserved for Future Use Identifiers</text:p>
      <text:h text:style-name="Heading_20_1" text:outline-level="1">Internal Interfaces</text:h>
      <text:h text:style-name="Heading_20_2" text:outline-level="2">OLSR Position Update Messages</text:h>
      <text:p text:style-name="Text_20_body">The OLSR position update messages constitute the 'wire format', which is packed and has conversions applied to the data of the NMEA sentences that are received from the non-OLSR network (see <text:sequence-ref text:reference-format="category-and-value" text:ref-name="refFigure1">Figure 2</text:sequence-ref> on page <text:sequence-ref text:reference-format="page" text:ref-name="refFigure1">5</text:sequence-ref>).</text:p>
      <text:p text:style-name="Text_20_body">The wire format is described in the 'wireFormat.h' include file. Only the conversions on the data are described in this document.</text:p>
      <text:p text:style-name="Text_20_body">Below an overview is given of the wire format and in the sections afterward the non-trivial fields will be described.</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Contents">Field</text:p>
            </table:table-cell>
            <table:table-cell table:style-name="Table7.A1" office:value-type="string">
              <text:p text:style-name="P3">Bits</text:p>
            </table:table-cell>
            <table:table-cell table:style-name="Table7.C1" office:value-type="string">
              <text:p text:style-name="Table_20_Contents">Description</text:p>
            </table:table-cell>
          </table:table-row>
        </table:table-header-rows>
        <table:table-row table:style-name="Table7.1">
          <table:table-cell table:style-name="Table7.A14" office:value-type="string">
            <text:p text:style-name="Table_20_Contents">version</text:p>
          </table:table-cell>
          <table:table-cell table:style-name="Table7.B14" office:value-type="string">
            <text:p text:style-name="P14">8</text:p>
          </table:table-cell>
          <table:table-cell table:style-name="Table7.C14" office:value-type="string">
            <text:p text:style-name="Table_20_Contents">The version of the message format, currently fixed to zero.</text:p>
          </table:table-cell>
        </table:table-row>
        <table:table-row table:style-name="Table7.1">
          <table:table-cell table:style-name="Table7.A14" office:value-type="string">
            <text:p text:style-name="Table_20_Contents">updateTime</text:p>
          </table:table-cell>
          <table:table-cell table:style-name="Table7.B14" office:value-type="string">
            <text:p text:style-name="P14">8</text:p>
          </table:table-cell>
          <table:table-cell table:style-name="Table7.C14" office:value-type="string">
            <text:p text:style-name="Table_20_Contents">The validity time of the message, with the same semantics as the 'Update Time' field in <text:sequence-ref text:reference-format="category-and-value" text:ref-name="refTable1">Table 2</text:sequence-ref> on page <text:sequence-ref text:reference-format="page" text:ref-name="refTable1">10</text:sequence-ref>.</text:p>
          </table:table-cell>
        </table:table-row>
        <table:table-row table:style-name="Table7.1">
          <table:table-cell table:style-name="Table7.A14" office:value-type="string">
            <text:p text:style-name="Table_20_Contents">smask</text:p>
          </table:table-cell>
          <table:table-cell table:style-name="Table7.B14" office:value-type="string">
            <text:p text:style-name="P14">8</text:p>
          </table:table-cell>
          <table:table-cell table:style-name="Table7.C14" office:value-type="string">
            <text:p text:style-name="Text_20_body">A mask signaling the contents of the message.</text:p>
          </table:table-cell>
        </table:table-row>
        <table:table-row table:style-name="Table7.1">
          <table:table-cell table:style-name="Table7.A14" office:value-type="string">
            <text:p text:style-name="Table_20_Contents">flags</text:p>
          </table:table-cell>
          <table:table-cell table:style-name="Table7.B14" office:value-type="string">
            <text:p text:style-name="P14">8</text:p>
          </table:table-cell>
          <table:table-cell table:style-name="Table7.C14" office:value-type="string">
            <text:p text:style-name="Text_20_body">A mask signaling extra contents of the message.</text:p>
          </table:table-cell>
        </table:table-row>
        <table:table-row table:style-name="Table7.1">
          <table:table-cell table:style-name="Table7.A14" office:value-type="string">
            <text:p text:style-name="Table_20_Contents">time</text:p>
          </table:table-cell>
          <table:table-cell table:style-name="Table7.B14" office:value-type="string">
            <text:p text:style-name="P14">17</text:p>
          </table:table-cell>
          <table:table-cell table:style-name="Table7.C14" office:value-type="string">
            <text:p text:style-name="Text_20_body">The timestamp of the position update data: the number of seconds after midnight.</text:p>
          </table:table-cell>
        </table:table-row>
        <table:table-row table:style-name="Table7.1">
          <table:table-cell table:style-name="Table7.A14" office:value-type="string">
            <text:p text:style-name="Table_20_Contents">lat</text:p>
          </table:table-cell>
          <table:table-cell table:style-name="Table7.B14" office:value-type="string">
            <text:p text:style-name="P14">28</text:p>
          </table:table-cell>
          <table:table-cell table:style-name="Table7.C14" office:value-type="string">
            <text:p text:style-name="Table_20_Contents">Latitude of the position update.</text:p>
          </table:table-cell>
        </table:table-row>
        <table:table-row table:style-name="Table7.1">
          <table:table-cell table:style-name="Table7.A14" office:value-type="string">
            <text:p text:style-name="Table_20_Contents">long</text:p>
          </table:table-cell>
          <table:table-cell table:style-name="Table7.B14" office:value-type="string">
            <text:p text:style-name="P14">27</text:p>
          </table:table-cell>
          <table:table-cell table:style-name="Table7.C14" office:value-type="string">
            <text:p text:style-name="Table_20_Contents">Longitude of the position update.</text:p>
          </table:table-cell>
        </table:table-row>
        <table:table-row table:style-name="Table7.1">
          <table:table-cell table:style-name="Table7.A14" office:value-type="string">
            <text:p text:style-name="Table_20_Contents">alt</text:p>
          </table:table-cell>
          <table:table-cell table:style-name="Table7.B14" office:value-type="string">
            <text:p text:style-name="P14">16</text:p>
          </table:table-cell>
          <table:table-cell table:style-name="Table7.C14" office:value-type="string">
            <text:p text:style-name="Table_20_Contents">Altitude of the position update (in meters)</text:p>
          </table:table-cell>
        </table:table-row>
        <table:table-row table:style-name="Table7.1">
          <table:table-cell table:style-name="Table7.A14" office:value-type="string">
            <text:p text:style-name="Table_20_Contents">speed</text:p>
          </table:table-cell>
          <table:table-cell table:style-name="Table7.B14" office:value-type="string">
            <text:p text:style-name="P14">12</text:p>
          </table:table-cell>
          <table:table-cell table:style-name="Table7.C14" office:value-type="string">
            <text:p text:style-name="Table_20_Contents">Speed of the position update (in kph).</text:p>
          </table:table-cell>
        </table:table-row>
        <table:table-row table:style-name="Table7.1">
          <table:table-cell table:style-name="Table7.A14" office:value-type="string">
            <text:p text:style-name="Table_20_Contents">track</text:p>
          </table:table-cell>
          <table:table-cell table:style-name="Table7.B14" office:value-type="string">
            <text:p text:style-name="P14">9</text:p>
          </table:table-cell>
          <table:table-cell table:style-name="Table7.C14" office:value-type="string">
            <text:p text:style-name="Table_20_Contents">Track (direction) of the position update (in degrees).</text:p>
          </table:table-cell>
        </table:table-row>
        <table:table-row table:style-name="Table7.1">
          <table:table-cell table:style-name="Table7.A14" office:value-type="string">
            <text:p text:style-name="Table_20_Contents">hdop</text:p>
          </table:table-cell>
          <table:table-cell table:style-name="Table7.B14" office:value-type="string">
            <text:p text:style-name="P14">11</text:p>
          </table:table-cell>
          <table:table-cell table:style-name="Table7.C14" office:value-type="string">
            <text:p text:style-name="Table_20_Contents">HDOP of the position update.</text:p>
          </table:table-cell>
        </table:table-row>
        <table:table-row table:style-name="Table7.1">
          <table:table-cell table:style-name="Table7.A14" office:value-type="string">
            <text:p text:style-name="Table_20_Contents">nodeIdType</text:p>
          </table:table-cell>
          <table:table-cell table:style-name="Table7.B14" office:value-type="string">
            <text:p text:style-name="P3">8</text:p>
          </table:table-cell>
          <table:table-cell table:style-name="Table7.C14" office:value-type="string">
            <text:p text:style-name="Table_20_Contents">The type of the nodeId field, see section <text:bookmark-ref text:reference-format="number" text:ref-name="__RefHeading__2516_1896484982">2.4</text:bookmark-ref>.</text:p>
          </table:table-cell>
        </table:table-row>
        <table:table-row table:style-name="Table7.1">
          <table:table-cell table:style-name="Table7.A14" office:value-type="string">
            <text:p text:style-name="Table_20_Contents">nodeId</text:p>
          </table:table-cell>
          <table:table-cell table:style-name="Table7.B14" office:value-type="string">
            <text:p text:style-name="P3">variable</text:p>
          </table:table-cell>
          <table:table-cell table:style-name="Table7.C14" office:value-type="string">
            <text:p text:style-name="Table_20_Contents">The nodeId for the node that is sending the position update.</text:p>
          </table:table-cell>
        </table:table-row>
      </table:table>
      <text:p text:style-name="Table">Table <text:sequence text:ref-name="refTable5" text:name="Table" text:formula="ooow:Table+1" style:num-format="1">6</text:sequence>: Position Update Message Format Overview</text:p>
      <text:h text:style-name="Heading_20_3" text:outline-level="3"><text:soft-page-break/>updateTime</text:h>
      <text:p text:style-name="P7">The update time is mapped non-linearly on the number of available bits according to the following relation (lsn = least significant nibble, msn = most significant nibble).</text:p>
      <text:p text:style-name="P14"><draw:frame draw:style-name="fr2" draw:name="Frame4" text:anchor-type="as-char" svg:width="2.6772in" draw:z-index="10"><draw:text-box fo:min-height="0.8752in"><text:p text:style-name="Formula"><draw:frame draw:style-name="fr5" draw:name="Object4" text:anchor-type="paragraph" svg:x="0.0016in" svg:y="0.0008in" svg:width="2.6772in" style:rel-width="100%" svg:height="0.8752in" style:rel-height="scale" draw:z-index="11"><draw:object xlink:href="./Object 4" xlink:type="simple" xlink:show="embed" xlink:actuate="onLoad"/><draw:image xlink:href="./ObjectReplacements/Object 4" xlink:type="simple" xlink:show="embed" xlink:actuate="onLoad"/><svg:desc>formula</svg:desc></draw:frame>Formula <text:sequence text:ref-name="refFormula0" text:name="Formula" text:formula="ooow:Formula+1" style:num-format="1">1</text:sequence>: Update Time Mapping</text:p></draw:text-box></draw:frame></text:p>
      <text:h text:style-name="Heading_20_3" text:outline-level="3">smask</text:h>
      <text:p text:style-name="Text_20_body">The smask field is a mask signaling the contents of the position update message and describes from which types of NMEA sentences the information is taken: each type of NMEA sentence carries different (but not necessarily distinct) informatio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3">Bitfield</text:p>
            </table:table-cell>
            <table:table-cell table:style-name="Table8.A1" office:value-type="string">
              <text:p text:style-name="P3">Value</text:p>
            </table:table-cell>
            <table:table-cell table:style-name="Table8.C1" office:value-type="string">
              <text:p text:style-name="Table_20_Contents">Description</text:p>
            </table:table-cell>
          </table:table-row>
        </table:table-header-rows>
        <table:table-row>
          <table:table-cell table:style-name="Table8.A6" office:value-type="string">
            <text:p text:style-name="P14">GPGGA</text:p>
          </table:table-cell>
          <table:table-cell table:style-name="Table8.B6" office:value-type="string">
            <text:p text:style-name="P3">1</text:p>
          </table:table-cell>
          <table:table-cell table:style-name="Table8.C6" office:value-type="string">
            <text:p text:style-name="Text_20_body">GGA - Essential fix data which provide 3D location and accuracy data</text:p>
          </table:table-cell>
        </table:table-row>
        <table:table-row>
          <table:table-cell table:style-name="Table8.A6" office:value-type="string">
            <text:p text:style-name="P14">GPGSA</text:p>
          </table:table-cell>
          <table:table-cell table:style-name="Table8.B6" office:value-type="string">
            <text:p text:style-name="P3">2</text:p>
          </table:table-cell>
          <table:table-cell table:style-name="Table8.C6" office:value-type="string">
            <text:p text:style-name="Text_20_body">GSA - GPS receiver operating mode, SVs used for navigation, and DOP values</text:p>
          </table:table-cell>
        </table:table-row>
        <table:table-row>
          <table:table-cell table:style-name="Table8.A6" office:value-type="string">
            <text:p text:style-name="P14">GPGSV</text:p>
          </table:table-cell>
          <table:table-cell table:style-name="Table8.B6" office:value-type="string">
            <text:p text:style-name="P3">4</text:p>
          </table:table-cell>
          <table:table-cell table:style-name="Table8.C6" office:value-type="string">
            <text:p text:style-name="Text_20_body">GSV - Number of SVs in view, PRN numbers, elevation, azimuth &amp; SNR values</text:p>
          </table:table-cell>
        </table:table-row>
        <table:table-row>
          <table:table-cell table:style-name="Table8.A6" office:value-type="string">
            <text:p text:style-name="P14">GPRMC</text:p>
          </table:table-cell>
          <table:table-cell table:style-name="Table8.B6" office:value-type="string">
            <text:p text:style-name="P3">8</text:p>
          </table:table-cell>
          <table:table-cell table:style-name="Table8.C6" office:value-type="string">
            <text:p text:style-name="Text_20_body">RMC - Recommended Minimum Specific GPS/TRANSIT Data</text:p>
          </table:table-cell>
        </table:table-row>
        <table:table-row>
          <table:table-cell table:style-name="Table8.A6" office:value-type="string">
            <text:p text:style-name="P14">GPVTG</text:p>
          </table:table-cell>
          <table:table-cell table:style-name="Table8.B6" office:value-type="string">
            <text:p text:style-name="P3">16</text:p>
          </table:table-cell>
          <table:table-cell table:style-name="Table8.C6" office:value-type="string">
            <text:p text:style-name="Text_20_body">VTG - Actual track made good and speed over ground</text:p>
          </table:table-cell>
        </table:table-row>
      </table:table>
      <text:p text:style-name="Table">Table <text:sequence text:ref-name="refTable6" text:name="Table" text:formula="ooow:Table+1" style:num-format="1">7</text:sequence>: smask bit fields</text:p>
      <text:p text:style-name="Standard">The smask value is a bit-wise OR of relevant bitfields.</text:p>
      <text:h text:style-name="Heading_20_3" text:outline-level="3">flags</text:h>
      <text:p text:style-name="Text_20_body">The flags field is a mask signaling extra contents of the position update messag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3">Bitfield</text:p>
            </table:table-cell>
            <table:table-cell table:style-name="Table9.A1" office:value-type="string">
              <text:p text:style-name="P3">Value</text:p>
            </table:table-cell>
            <table:table-cell table:style-name="Table9.C1" office:value-type="string">
              <text:p text:style-name="Table_20_Contents">Description</text:p>
            </table:table-cell>
          </table:table-row>
        </table:table-header-rows>
        <table:table-row>
          <table:table-cell table:style-name="Table9.A3" office:value-type="string">
            <text:p text:style-name="P14">GATEWAY</text:p>
          </table:table-cell>
          <table:table-cell table:style-name="Table9.B3" office:value-type="string">
            <text:p text:style-name="P3">64</text:p>
          </table:table-cell>
          <table:table-cell table:style-name="Table9.C3" office:value-type="string">
            <text:p text:style-name="Text_20_body">The message originates from an external gateway.</text:p>
          </table:table-cell>
        </table:table-row>
        <table:table-row>
          <table:table-cell table:style-name="Table9.A3" office:value-type="string">
            <text:p text:style-name="P14">ID</text:p>
          </table:table-cell>
          <table:table-cell table:style-name="Table9.B3" office:value-type="string">
            <text:p text:style-name="P3">128</text:p>
          </table:table-cell>
          <table:table-cell table:style-name="Table9.C3" office:value-type="string">
            <text:p text:style-name="Text_20_body">The nodeIdType and nodeId fields are present.</text:p>
          </table:table-cell>
        </table:table-row>
      </table:table>
      <text:p text:style-name="Table">Table <text:sequence text:ref-name="refTable7" text:name="Table" text:formula="ooow:Table+1" style:num-format="1">8</text:sequence>: flags bit fields</text:p>
      <text:p text:style-name="Standard">The flags value is a bit-wise OR of relevant bitfields.</text:p>
      <text:h text:style-name="Heading_20_3" text:outline-level="3">time</text:h>
      <text:p text:style-name="Text_20_body">Upon conversion from NMEA sentence to position update message the time field takes the incoming timestamp and converts it to the number of seconds after midnight.</text:p>
      <text:p text:style-name="Text_20_body"><text:soft-page-break/>Upon conversion from position update message to NMEA sentence the incoming time (number of seconds after midnight) is added to midnight of the current day. Corner case dealing with day crossings and clock skew are accounted for:</text:p>
      <text:list xml:id="list10215416391" text:style-name="L7">
        <text:list-item>
          <text:p text:style-name="P26">When the current time is [00:00:00, 12:00:00] and the received time is more than 12 hours after the current time then the received message was sent the day before and the timestamp is adjusted accordingly. This is a day crossing scenario.</text:p>
        </text:list-item>
        <text:list-item>
          <text:p text:style-name="P26">When the current time is &lt;12:00:00, 23:59:59] and the received time is more than 12 hours before the current time then the received time was sent the day after and the timestamp is adjusted accordingly. This is a clock skew scenario.</text:p>
        </text:list-item>
      </text:list>
      <text:h text:style-name="Heading_20_3" text:outline-level="3">lat / long</text:h>
      <text:p text:style-name="P7">The latitude and longitude from a NMEA sentence are mapped onto a certain number of bits (see <text:sequence-ref text:reference-format="category-and-value" text:ref-name="refTable5">Table 6</text:sequence-ref>) in a position update message according to the formulas shown below.</text:p>
      <text:p text:style-name="P14"><draw:frame draw:style-name="fr3" draw:name="Frame2" text:anchor-type="as-char" svg:width="1.9953in" draw:z-index="0"><draw:text-box fo:min-height="1.5075in"><text:p text:style-name="Formula"><draw:frame draw:style-name="fr5" draw:name="Object2" text:anchor-type="paragraph" svg:x="0.0016in" svg:y="0.0008in" svg:width="1.9953in" style:rel-width="100%" svg:height="1.5075in" style:rel-height="scale" draw:z-index="1"><draw:object xlink:href="./Object 2" xlink:type="simple" xlink:show="embed" xlink:actuate="onLoad"/><draw:image xlink:href="./ObjectReplacements/Object 2" xlink:type="simple" xlink:show="embed" xlink:actuate="onLoad"/></draw:frame>Formula <text:sequence text:ref-name="refFormula1" text:name="Formula" text:formula="ooow:Formula+1" style:num-format="1">2</text:sequence>: Latitude Mapping</text:p></draw:text-box></draw:frame><draw:frame draw:style-name="fr3" draw:name="Frame3" text:anchor-type="as-char" svg:width="2.2217in" draw:z-index="2"><draw:text-box fo:min-height="1.5102in"><text:p text:style-name="Formula"><draw:frame draw:style-name="fr5" draw:name="Object3" text:anchor-type="paragraph" svg:x="0.0016in" svg:y="0.0008in" svg:width="2.2217in" style:rel-width="100%" svg:height="1.5102in" style:rel-height="scale" draw:z-index="3"><draw:object xlink:href="./Object 3" xlink:type="simple" xlink:show="embed" xlink:actuate="onLoad"/><draw:image xlink:href="./ObjectReplacements/Object 3" xlink:type="simple" xlink:show="embed" xlink:actuate="onLoad"/></draw:frame>Formula <text:sequence text:ref-name="refFormula2" text:name="Formula" text:formula="ooow:Formula+1" style:num-format="1">3</text:sequence>: Longitude Mapping</text:p></draw:text-box></draw:frame></text:p>
      <text:p text:style-name="Text_20_body">Note that before conversion from NMEA sentence to position update message the latitude and longitude are converted first to degrees and then to the required ranges as shown in the formulas.</text:p>
      <text:h text:style-name="Heading_20_3" text:outline-level="3">alt</text:h>
      <text:p text:style-name="Text_20_body">The altitude is simply offset by a fixed amount of 400 meters such that zero in the position update message means -400 meters in the NMEA sentence.</text:p>
      <text:h text:style-name="Heading_20_3" text:outline-level="3">hdop</text:h>
      <text:p text:style-name="Text_20_body">The HDOP is linearly mapped on the number of available bits according to the following relation.</text:p>
      <text:p text:style-name="P14"><draw:frame draw:style-name="fr2" draw:name="Frame5" text:anchor-type="as-char" svg:width="2.0925in" draw:z-index="6"><draw:text-box fo:min-height="0.8264in"><text:p text:style-name="Formula"><draw:frame draw:style-name="fr5" draw:name="Object5" text:anchor-type="paragraph" svg:x="0.0016in" svg:y="0.0008in" svg:width="2.0925in" style:rel-width="100%" svg:height="0.8264in" style:rel-height="scale" draw:z-index="7"><draw:object xlink:href="./Object 5" xlink:type="simple" xlink:show="embed" xlink:actuate="onLoad"/><draw:image xlink:href="./ObjectReplacements/Object 5" xlink:type="simple" xlink:show="embed" xlink:actuate="onLoad"/></draw:frame>Formula <text:sequence text:ref-name="refFormula3" text:name="Formula" text:formula="ooow:Formula+1" style:num-format="1">4</text:sequence>: HDOP Mapping</text:p></draw:text-box></draw:frame></text:p>
      <text:h text:style-name="Heading_20_3" text:outline-level="3">nodeIdType and nodeId</text:h>
      <text:p text:style-name="Standard">See section <text:bookmark-ref text:reference-format="number" text:ref-name="__RefHeading__2516_1896484982">2.4</text:bookmark-ref>; both fields are not present when a nodeIdType of 4 or 6 is configu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99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master-page-name="">
      <style:paragraph-properties fo:margin-top="0in" fo:margin-bottom="0.0835in" style:page-number="auto"/>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Frame_20_contents" style:display-name="Frame contents" style:family="paragraph" style:parent-style-name="Text_20_body" style:class="extra"/>
    <style:style style:name="Figure" style:family="paragraph" style:parent-style-name="Caption"/>
    <style:style style:name="Heading_20_1" style:display-name="Heading 1" style:family="paragraph" style:parent-style-name="Standard" style:next-style-name="Text_20_body" style:default-outline-level="1" style:class="text" style:master-page-name="">
      <style:paragraph-properties fo:margin="100%" fo:margin-left="0.248in" fo:margin-right="0in" fo:margin-top="0in" fo:margin-bottom="0.0417in" fo:keep-together="always" fo:text-indent="-0.248in" style:auto-text-indent="false" style:page-number="auto" fo:break-before="page" fo:keep-with-next="always">
        <style:tab-stops/>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_20_1" style:next-style-name="Text_20_body" style:default-outline-level="2" style:class="text" style:master-page-name="">
      <style:paragraph-properties fo:margin="100%" fo:margin-left="0in" fo:margin-right="0in" fo:margin-top="0.1665in" fo:margin-bottom="0.0417in" fo:text-indent="0in" style:auto-text-indent="false" style:page-number="auto" fo:break-before="auto" fo:break-after="auto">
        <style:tab-stops/>
      </style:paragraph-properties>
      <style:text-properties fo:font-size="14pt" fo:font-style="italic" fo:font-weight="normal" style:font-size-asian="14pt" style:font-style-asian="italic" style:font-weight-asian="normal" style:font-size-complex="14pt" style:font-style-complex="italic" style:font-weight-complex="normal"/>
    </style:style>
    <style:style style:name="List_20_Paragraph" style:display-name="List Paragraph" style:family="paragraph" style:parent-style-name="Standard" style:master-page-name="">
      <style:paragraph-properties fo:keep-together="always" style:page-number="auto"/>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Lohit Devanagari2"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Code" style:family="paragraph" style:parent-style-name="Quotations" style:master-page-name="">
      <style:paragraph-properties fo:keep-together="always" style:page-number="auto" fo:padding="0.0201in" fo:border="0.06pt solid #000000" style:shadow="none"/>
      <style:text-properties style:font-name="Liberation Mono" fo:font-size="8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100%" fo:margin-left="0in" fo:margin-right="0in" fo:margin-top="0in" fo:margin-bottom="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Note" style:family="paragraph" style:parent-style-name="Standard" style:class="text">
      <style:paragraph-properties fo:margin="100%" fo:margin-left="0.5in" fo:margin-right="0in" fo:margin-top="0in" fo:margin-bottom="0in" fo:text-indent="-0.5in" style:auto-text-indent="false">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Formula" style:family="paragraph" style:parent-style-name="Caption"/>
    <style:style style:name="Changelog_20_Entry" style:display-name="Changelog Entry" style:family="paragraph" style:parent-style-name="Text_20_body" style:auto-update="true" style:master-page-name="">
      <style:paragraph-properties fo:margin="100%" fo:margin-left="0.2in" fo:margin-right="0in" fo:margin-top="0in" fo:margin-bottom="0in" fo:text-indent="-0.2in" style:auto-text-indent="false" style:page-number="auto" fo:background-color="transparent" style:shadow="none">
        <style:tab-stops>
          <style:tab-stop style:position="0.2in"/>
          <style:tab-stop style:position="0.5in"/>
        </style:tab-stops>
        <style:background-image/>
      </style:paragraph-properties>
      <style:text-properties style:font-weight-asian="normal"/>
    </style:style>
    <style:style style:name="Untitled1" style:family="paragraph" style:parent-style-name="Changelog_20_Entry"/>
    <style:style style:name="Drawing" style:family="paragraph" style:parent-style-name="Caption" style:class="extra"/>
    <style:style style:name="ListLabel_20_1" style:display-name="ListLabel 1" style:family="text">
      <style:text-properties style:font-name-complex="Times New Roman"/>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in" fo:text-indent="0.1in"/>
        </style:list-level-properties>
      </text:outline-level-style>
      <text:outline-level-style text:level="2" style:num-format="1" text:display-levels="2">
        <style:list-level-properties text:list-level-position-and-space-mode="label-alignment">
          <style:list-level-label-alignment text:label-followed-by="listtab" text:list-tab-stop-position="0.2in" fo:text-indent="0.1in"/>
        </style:list-level-properties>
      </text:outline-level-style>
      <text:outline-level-style text:level="3" style:num-format="1" text:display-levels="3">
        <style:list-level-properties text:list-level-position-and-space-mode="label-alignment">
          <style:list-level-label-alignment text:label-followed-by="listtab" text:list-tab-stop-position="0.2in" fo:text-indent="0.1in"/>
        </style:list-level-properties>
      </text:outline-level-style>
      <text:outline-level-style text:level="4" style:num-format="1" text:display-levels="4">
        <style:list-level-properties text:list-level-position-and-space-mode="label-alignment">
          <style:list-level-label-alignment text:label-followed-by="listtab" text:list-tab-stop-position="0.2in" fo:text-indent="0.1in"/>
        </style:list-level-properties>
      </text:outline-level-style>
      <text:outline-level-style text:level="5" style:num-format="1" text:display-levels="5">
        <style:list-level-properties text:list-level-position-and-space-mode="label-alignment">
          <style:list-level-label-alignment text:label-followed-by="listtab" text:list-tab-stop-position="0.2in" fo:text-indent="0.1in"/>
        </style:list-level-properties>
      </text:outline-level-style>
      <text:outline-level-style text:level="6" style:num-format="1" text:display-levels="6">
        <style:list-level-properties text:list-level-position-and-space-mode="label-alignment">
          <style:list-level-label-alignment text:label-followed-by="listtab" text:list-tab-stop-position="0.2in" fo:text-indent="0.1in"/>
        </style:list-level-properties>
      </text:outline-level-style>
      <text:outline-level-style text:level="7" style:num-format="1" text:display-levels="7">
        <style:list-level-properties text:list-level-position-and-space-mode="label-alignment">
          <style:list-level-label-alignment text:label-followed-by="listtab" text:list-tab-stop-position="0.2in" fo:text-indent="0.1in"/>
        </style:list-level-properties>
      </text:outline-level-style>
      <text:outline-level-style text:level="8" style:num-format="1" text:display-levels="8">
        <style:list-level-properties text:list-level-position-and-space-mode="label-alignment">
          <style:list-level-label-alignment text:label-followed-by="listtab" text:list-tab-stop-position="0.2in" fo:text-indent="0.1in"/>
        </style:list-level-properties>
      </text:outline-level-style>
      <text:outline-level-style text:level="9" style:num-format="1" text:display-levels="9">
        <style:list-level-properties text:list-level-position-and-space-mode="label-alignment">
          <style:list-level-label-alignment text:label-followed-by="listtab" text:list-tab-stop-position="0.2in" fo:text-indent="0.1in"/>
        </style:list-level-properties>
      </text:outline-level-style>
      <text:outline-level-style text:level="10" style:num-format="1" text:display-levels="10">
        <style:list-level-properties text:list-level-position-and-space-mode="label-alignment">
          <style:list-level-label-alignment text:label-followed-by="listtab" text:list-tab-stop-position="0.2in" fo:text-indent="0.1in"/>
        </style:list-level-properties>
      </text:outline-level-style>
    </text:outline-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7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Footer">Version <text:user-defined style:data-style-name="N0" text:name="version">0.24</text:user-defined><text:tab/><text:tab/>Page <text:page-number text:select-page="current">14</text:page-number> o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6T14:38:26</meta:creation-date>
    <meta:editing-duration>PT11H58M39S</meta:editing-duration>
    <meta:editing-cycles>115</meta:editing-cycles>
    <meta:generator>LibreOffice/3.5$Linux_X86_64 LibreOffice_project/350m1$Build-2</meta:generator>
    <dc:date>2013-01-16T18:03:04</dc:date>
    <dc:creator>Ferry Huberts</dc:creator>
    <meta:document-statistic meta:table-count="9" meta:image-count="0" meta:object-count="6" meta:page-count="14" meta:paragraph-count="431" meta:word-count="3355" meta:character-count="19982" meta:non-whitespace-character-count="17065"/>
    <meta:user-defined meta:name="version">0.24</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cccccc" draw:textarea-horizontal-align="left" draw:textarea-vertical-align="bottom" draw:shadow="hidden"/>
    </style:style>
    <style:style style:name="gr2" style:family="graphic" style:parent-style-name="standard">
      <style:graphic-properties draw:fill-color="#ffffff"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stroke="none" svg:stroke-color="#000000" draw:fill="none" draw:fill-color="#ffffff" fo:min-height="0.741cm"/>
    </style:style>
    <style:style style:name="gr5" style:family="graphic" style:parent-style-name="standard">
      <style:graphic-properties draw:fill-color="#ffffff" draw:textarea-horizontal-align="left" draw:textarea-vertical-align="top"/>
    </style:style>
    <style:style style:name="gr6" style:family="graphic" style:parent-style-name="standard">
      <style:graphic-properties draw:fill-color="#cccccc" draw:fill-image-width="0cm" draw:fill-image-height="0cm"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fill-color="#cccccc" draw:textarea-horizontal-align="right" draw:textarea-vertical-align="bottom"/>
    </style:style>
    <style:style style:name="gr9" style:family="graphic" style:parent-style-name="standard">
      <style:graphic-properties draw:fill-color="#ffffff" draw:textarea-horizontal-align="right" draw:textarea-vertical-align="top"/>
    </style:style>
    <style:style style:name="gr10" style:family="graphic" style:parent-style-name="standard">
      <style:graphic-properties draw:fill-color="#cccccc" draw:textarea-horizontal-align="center" draw:textarea-vertical-align="middl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1" draw:layer="layout" svg:width="7.928cm" svg:height="9.911cm" svg:x="3.981cm" svg:y="9.088cm">
          <text:p text:style-name="P1">Router 1</text:p>
        </draw:rect>
        <draw:rect draw:style-name="gr2" draw:text-style-name="P1" draw:layer="layout" svg:width="2.973cm" svg:height="2.973cm" svg:x="4.972cm" svg:y="10.08cm">
          <text:p text:style-name="P1">GPS</text:p>
          <text:p text:style-name="P1">Daemon</text:p>
        </draw:rect>
        <draw:g>
          <draw:path draw:style-name="gr3" draw:text-style-name="P1" draw:layer="layout" svg:width="7.058cm" svg:height="6.446cm" draw:transform="rotate (2.3561944901919) translate (15.4767462061864cm 19.3044178348732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g>
        <draw:g>
          <draw:path draw:style-name="gr3" draw:text-style-name="P1" draw:layer="layout" svg:width="7.058cm" svg:height="6.446cm" draw:transform="rotate (0.7853981633973) translate (17.0985821651264cm 4.99874620618698cm)" svg:viewBox="0 0 7059 6447" svg:d="m1748 162c335 132 639-71 977-65 271 5 642-19 781 260 112 225 277 435 504 537 280 126 582 169 878 260 365 113 186 456 408 668 205 196 386 416 585 618 176 179 410 319 537 536 202 346-80 688 0 1106 60 317 240 512 472 668 279 187 151 616 48 895-184 501-737 360-1122 407-404 49-789 107-1123 308-533 321-530-328-780-553-205-184-319-446-456-683-181-315-399-640-797-699-437-66-785-371-1139-619-297-208-431-630-813-716-399-89-813-482-684-911 102-339 202-665 407-1025 151-266-537-893 32-1106 440-164 823 154 1253 82l65 65z">
            <text:p/>
          </draw:path>
          <draw:frame draw:style-name="gr4" draw:layer="layout" svg:width="5.045cm" svg:height="0.991cm" svg:x="19.359cm" svg:y="3.978cm">
            <draw:text-box>
              <text:p text:style-name="P1">LAN 2</text:p>
            </draw:text-box>
          </draw:frame>
        </draw:g>
        <draw:g>
          <draw:path draw:style-name="gr3" draw:text-style-name="P1" draw:layer="layout" svg:width="7.058cm" svg:height="6.446cm" draw:transform="skewX (-8.18649665686763E-017) rotate (0.7853981633973) translate (3.21158216512633cm 5.02174620618698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frame draw:style-name="gr4" draw:layer="layout" svg:width="5.045cm" svg:height="0.991cm" svg:x="5.472cm" svg:y="4.001cm">
            <draw:text-box>
              <text:p text:style-name="P1">LAN 1</text:p>
            </draw:text-box>
          </draw:frame>
        </draw:g>
        <draw:rect draw:style-name="gr5" draw:text-style-name="P1" draw:layer="layout" svg:width="5.946cm" svg:height="3.964cm" svg:x="4.972cm" svg:y="14.044cm">
          <text:p text:style-name="P1">OLSR Stack</text:p>
        </draw:rect>
        <draw:rect draw:style-name="gr6" draw:text-style-name="P1" draw:layer="layout" svg:width="3.964cm" svg:height="1.982cm" svg:x="6.053cm" svg:y="15.485cm">
          <text:p text:style-name="P1">PUD</text:p>
          <text:p text:style-name="P1">OLSR Plugin</text:p>
        </draw:rect>
        <draw:line draw:style-name="gr7" draw:text-style-name="P1" draw:layer="layout" svg:x1="5.963cm" svg:y1="10.08cm" svg:x2="5.963cm" svg:y2="6.656cm">
          <text:p text:style-name="P1">1</text:p>
          <text:p text:style-name="P1"/>
        </draw:line>
        <draw:line draw:style-name="gr7" draw:text-style-name="P1" draw:layer="layout" svg:x1="9.566cm" svg:y1="6.296cm" svg:x2="9.566cm" svg:y2="15.485cm">
          <text:p text:style-name="P1">2</text:p>
          <text:p text:style-name="P1"/>
        </draw:line>
        <draw:line draw:style-name="gr7" draw:text-style-name="P1" draw:layer="layout" svg:x1="10.017cm" svg:y1="16.026cm" svg:x2="13.26cm" svg:y2="16.026cm">
          <text:p text:style-name="P1">3</text:p>
          <text:p text:style-name="P1"/>
        </draw:line>
        <draw:rect draw:style-name="gr8" draw:text-style-name="P1" draw:layer="layout" svg:width="7.928cm" svg:height="9.911cm" svg:x="17.855cm" svg:y="9.089cm">
          <text:p text:style-name="P1">Router 2</text:p>
        </draw:rect>
        <draw:rect draw:style-name="gr2" draw:text-style-name="P1" draw:layer="layout" svg:width="2.973cm" svg:height="2.973cm" svg:x="21.819cm" svg:y="10.081cm">
          <text:p text:style-name="P1">GPS</text:p>
          <text:p text:style-name="P1">Daemon</text:p>
        </draw:rect>
        <draw:rect draw:style-name="gr9" draw:text-style-name="P1" draw:layer="layout" svg:width="5.946cm" svg:height="3.964cm" svg:x="18.846cm" svg:y="14.045cm">
          <text:p text:style-name="P1">OLSR Stack</text:p>
        </draw:rect>
        <draw:rect draw:style-name="gr10" draw:text-style-name="P1" draw:layer="layout" svg:width="3.964cm" svg:height="1.982cm" svg:x="19.927cm" svg:y="15.485cm">
          <text:p text:style-name="P1">PUD</text:p>
          <text:p text:style-name="P1">OLSR Plugin</text:p>
        </draw:rect>
        <draw:line draw:style-name="gr7" draw:text-style-name="P1" draw:layer="layout" svg:x1="17.044cm" svg:y1="16.026cm" svg:x2="19.927cm" svg:y2="16.026cm">
          <text:p text:style-name="P1">4</text:p>
          <text:p text:style-name="P1"/>
        </draw:line>
        <draw:line draw:style-name="gr7" draw:text-style-name="P1" draw:layer="layout" svg:x1="20.377cm" svg:y1="15.502cm" svg:x2="20.377cm" svg:y2="6.566cm">
          <text:p text:style-name="P1">5</text:p>
          <text:p text:style-name="P1"/>
        </draw:line>
        <draw:rect draw:style-name="gr2" draw:text-style-name="P1" draw:layer="layout" svg:width="4.955cm" svg:height="0.99cm" draw:transform="rotate (1.5707963267946) translate (2cm 14.044cm)">
          <text:p text:style-name="P1">GPS Antenna</text:p>
        </draw:rect>
        <draw:line draw:style-name="gr11" draw:text-style-name="P1" draw:layer="layout" svg:x1="2.99cm" svg:y1="11.611cm" svg:x2="4.972cm" svg:y2="11.611cm">
          <text:p/>
        </draw:line>
        <draw:frame draw:style-name="gr12" draw:text-style-name="P1" draw:layer="layout" svg:width="2.826cm" svg:height="1.673cm" svg:x="13.636cm" svg:y="13.781cm">
          <draw:text-box>
            <text:p text:style-name="P1">OLSR</text:p>
            <text:p text:style-name="P1">Network</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table>
      <mtr>
        <mtd>
          <mrow>
            <msub>
              <mi mathvariant="italic">lat</mi>
              <mi mathvariant="italic">nmea</mi>
            </msub>
            <mo stretchy="false">∈</mo>
            <mrow>
              <mo stretchy="false">[</mo>
              <mrow>
                <mrow>
                  <mo stretchy="false">−</mo>
                  <mn>90,</mn>
                </mrow>
                <mi/>
                <mn>90</mn>
              </mrow>
              <mo stretchy="false">]</mo>
            </mrow>
          </mrow>
        </mtd>
      </mtr>
      <mtr>
        <mtd>
          <mrow>
            <msub>
              <mi mathvariant="italic">lat</mi>
              <mi mathvariant="italic">olsr</mi>
            </msub>
            <mo stretchy="false">∈</mo>
            <mrow>
              <mo stretchy="false">[</mo>
              <mrow>
                <mn>0,</mn>
                <mi/>
                <mrow>
                  <msup>
                    <mn>2</mn>
                    <mi mathvariant="italic">bits</mi>
                  </msup>
                  <mo stretchy="false">−</mo>
                  <mn>1</mn>
                </mrow>
              </mrow>
              <mo stretchy="false">]</mo>
            </mrow>
          </mrow>
        </mtd>
      </mtr>
      <mtr>
        <mtd>
          <mrow>
            <mrow>
              <msub>
                <mi mathvariant="italic">lat</mi>
                <mi mathvariant="italic">olsr</mi>
              </msub>
              <mo stretchy="false">=</mo>
              <mrow>
                <mo stretchy="false">(</mo>
                <mrow>
                  <mfrac>
                    <msub>
                      <mi mathvariant="italic">lat</mi>
                      <mi mathvariant="italic">nmea</mi>
                    </msub>
                    <mn>180</mn>
                  </mfrac>
                  <mo stretchy="false">+</mo>
                  <mfrac>
                    <mn>1</mn>
                    <mn>2</mn>
                  </mfrac>
                </mrow>
                <mo stretchy="false">)</mo>
              </mrow>
            </mrow>
            <mrow>
              <mi/>
              <mo stretchy="false">×</mo>
              <mi/>
            </mrow>
            <msup>
              <mn>2</mn>
              <mi mathvariant="italic">bits</mi>
            </msup>
          </mrow>
        </mtd>
      </mtr>
      <mtr>
        <mtd>
          <mrow>
            <mrow>
              <msub>
                <mi mathvariant="italic">lat</mi>
                <mi mathvariant="italic">nmea</mi>
              </msub>
              <mo stretchy="false">=</mo>
              <mrow>
                <mo stretchy="false">(</mo>
                <mrow>
                  <mfrac>
                    <mrow>
                      <msub>
                        <mi mathvariant="italic">lat</mi>
                        <mi mathvariant="italic">olsr</mi>
                      </msub>
                      <mo stretchy="false">+</mo>
                      <mfrac>
                        <mn>1</mn>
                        <mn>2</mn>
                      </mfrac>
                    </mrow>
                    <msup>
                      <mn>2</mn>
                      <mi mathvariant="italic">bits</mi>
                    </msup>
                  </mfrac>
                  <mo stretchy="false">−</mo>
                  <mfrac>
                    <mn>1</mn>
                    <mn>2</mn>
                  </mfrac>
                </mrow>
                <mo stretchy="false">)</mo>
              </mrow>
            </mrow>
            <mrow>
              <mi/>
              <mo stretchy="false">∗</mo>
              <mi/>
            </mrow>
            <mn>180</mn>
          </mrow>
        </mtd>
      </mtr>
    </mtable>
    <annotation encoding="StarMath 5.0">lat_nmea in [-90,~90]
newline
lat_olsr in [0,~2^bits - 1]
newline
lat_olsr = (lat_nmea over 180  + 1 over 2)~times~2^bits
newline
lat_nmea = ({lat_olsr + 1 over 2} over {2^bits} - 1 over 2)~*~180

 </annotation>
  </semantics>
</math>
</file>

<file path=Object 3/content.xml><?xml version="1.0" encoding="utf-8"?>
<math xmlns="http://www.w3.org/1998/Math/MathML">
  <semantics>
    <mtable>
      <mtr>
        <mtd>
          <mrow>
            <msub>
              <mi mathvariant="italic">long</mi>
              <mi mathvariant="italic">nmea</mi>
            </msub>
            <mo stretchy="false">∈</mo>
            <mrow>
              <mo stretchy="false">[</mo>
              <mrow>
                <mrow>
                  <mo stretchy="false">−</mo>
                  <mn>180,</mn>
                </mrow>
                <mi/>
                <mn>180</mn>
              </mrow>
              <mo stretchy="false">]</mo>
            </mrow>
          </mrow>
        </mtd>
      </mtr>
      <mtr>
        <mtd>
          <mrow>
            <msub>
              <mi mathvariant="italic">long</mi>
              <mi mathvariant="italic">olsr</mi>
            </msub>
            <mo stretchy="false">∈</mo>
            <mrow>
              <mo stretchy="false">[</mo>
              <mrow>
                <mn>0,</mn>
                <mi/>
                <mrow>
                  <msup>
                    <mn>2</mn>
                    <mi mathvariant="italic">bits</mi>
                  </msup>
                  <mo stretchy="false">−</mo>
                  <mn>1</mn>
                </mrow>
              </mrow>
              <mo stretchy="false">]</mo>
            </mrow>
          </mrow>
        </mtd>
      </mtr>
      <mtr>
        <mtd>
          <mrow>
            <msub>
              <mi mathvariant="italic">long</mi>
              <mi mathvariant="italic">olsr</mi>
            </msub>
            <mo stretchy="false">=</mo>
            <mrow>
              <mrow>
                <mo stretchy="false">(</mo>
                <mrow>
                  <mfrac>
                    <msub>
                      <mi mathvariant="italic">long</mi>
                      <mi mathvariant="italic">nmea</mi>
                    </msub>
                    <mn>360</mn>
                  </mfrac>
                  <mo stretchy="false">+</mo>
                  <mfrac>
                    <mn>1</mn>
                    <mn>2</mn>
                  </mfrac>
                </mrow>
                <mo stretchy="false">)</mo>
              </mrow>
              <mo stretchy="false">×</mo>
              <msup>
                <mn>2</mn>
                <mi mathvariant="italic">bits</mi>
              </msup>
            </mrow>
          </mrow>
        </mtd>
      </mtr>
      <mtr>
        <mtd>
          <mrow>
            <msub>
              <mi mathvariant="italic">long</mi>
              <mi mathvariant="italic">nmea</mi>
            </msub>
            <mo stretchy="false">=</mo>
            <mrow>
              <mrow>
                <mo stretchy="false">(</mo>
                <mrow>
                  <mfrac>
                    <mrow>
                      <msub>
                        <mi mathvariant="italic">long</mi>
                        <mi mathvariant="italic">olsr</mi>
                      </msub>
                      <mo stretchy="false">+</mo>
                      <mfrac>
                        <mn>1</mn>
                        <mn>2</mn>
                      </mfrac>
                    </mrow>
                    <msup>
                      <mn>2</mn>
                      <mi mathvariant="italic">bits</mi>
                    </msup>
                  </mfrac>
                  <mo stretchy="false">−</mo>
                  <mfrac>
                    <mn>1</mn>
                    <mn>2</mn>
                  </mfrac>
                </mrow>
                <mo stretchy="false">)</mo>
              </mrow>
              <mo stretchy="false">∗</mo>
              <mn>360</mn>
            </mrow>
          </mrow>
        </mtd>
      </mtr>
    </mtable>
    <annotation encoding="StarMath 5.0">long_nmea in [-180,~180]
newline
long_olsr in [0,~2^bits - 1]
newline
long_olsr=(long_nmea over 360  + 1 over 2) times 2^bits
newline
long_nmea=({long_olsr + 1 over 2} over {2^bits} - 1 over 2) *360

 </annotation>
  </semantics>
</math>
</file>

<file path=Object 4/content.xml><?xml version="1.0" encoding="utf-8"?>
<math xmlns="http://www.w3.org/1998/Math/MathML">
  <semantics>
    <mtable>
      <mtr>
        <mtd>
          <mrow>
            <mrow>
              <mi mathvariant="italic">lsn</mi>
              <mo stretchy="false">=</mo>
              <msub>
                <mi mathvariant="italic">validityTime</mi>
                <mi mathvariant="italic">olsr</mi>
              </msub>
            </mrow>
            <mi mathvariant="italic">modulo</mi>
            <mn>16</mn>
          </mrow>
        </mtd>
      </mtr>
      <mtr>
        <mtd>
          <mrow>
            <mi mathvariant="italic">msn</mi>
            <mo stretchy="false">=</mo>
            <mfrac>
              <msub>
                <mi mathvariant="italic">validityTime</mi>
                <mi mathvariant="italic">olsr</mi>
              </msub>
              <mn>16</mn>
            </mfrac>
          </mrow>
        </mtd>
      </mtr>
      <mtr>
        <mtd>
          <mrow>
            <msub>
              <mi mathvariant="italic">validityTime</mi>
              <mi mathvariant="italic">nmea</mi>
            </msub>
            <mo stretchy="false">=</mo>
            <mrow>
              <mrow>
                <mo stretchy="false">(</mo>
                <mrow>
                  <mrow>
                    <mo stretchy="false">(</mo>
                    <mrow>
                      <mi mathvariant="italic">lsn</mi>
                      <mo stretchy="false">+</mo>
                      <mn>16</mn>
                    </mrow>
                    <mo stretchy="false">)</mo>
                  </mrow>
                  <mo stretchy="false">∗</mo>
                  <msup>
                    <mn>2</mn>
                    <mi mathvariant="italic">msn</mi>
                  </msup>
                </mrow>
                <mo stretchy="false">)</mo>
              </mrow>
              <mo stretchy="false">−</mo>
              <mn>16</mn>
            </mrow>
          </mrow>
        </mtd>
      </mtr>
    </mtable>
    <annotation encoding="StarMath 5.0">lsn = validityTime_olsr modulo 16
newline
msn = validityTime_olsr over 16
newline
validityTime_nmea=((lsn+16) * 2^msn)-16</annotation>
  </semantics>
</math>
</file>

<file path=Object 5/content.xml><?xml version="1.0" encoding="utf-8"?>
<math xmlns="http://www.w3.org/1998/Math/MathML">
  <semantics>
    <mtable>
      <mtr>
        <mtd>
          <mrow>
            <mi mathvariant="italic">resolution</mi>
            <mo stretchy="false">=</mo>
            <mn>0.1</mn>
          </mrow>
        </mtd>
      </mtr>
      <mtr>
        <mtd>
          <mrow>
            <msub>
              <mi mathvariant="italic">hdop</mi>
              <mi mathvariant="italic">olsr</mi>
            </msub>
            <mo stretchy="false">=</mo>
            <mfrac>
              <msub>
                <mi mathvariant="italic">hdop</mi>
                <mi mathvariant="italic">nmea</mi>
              </msub>
              <mi mathvariant="italic">resolution</mi>
            </mfrac>
          </mrow>
        </mtd>
      </mtr>
      <mtr>
        <mtd>
          <mrow>
            <msub>
              <mi mathvariant="italic">hdop</mi>
              <mi mathvariant="italic">nmea</mi>
            </msub>
            <mo stretchy="false">=</mo>
            <mrow>
              <msub>
                <mi mathvariant="italic">hdop</mi>
                <mi mathvariant="italic">olsr</mi>
              </msub>
              <mo stretchy="false">×</mo>
              <mi mathvariant="italic">resolution</mi>
            </mrow>
          </mrow>
        </mtd>
      </mtr>
    </mtable>
    <annotation encoding="StarMath 5.0">resolution = 0.1
newline
hdop_olsr = hdop_nmea over resolution
newline
hdop_nmea = hdop_olsr times resolution</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cccccc" draw:textarea-horizontal-align="left" draw:textarea-vertical-align="bottom" draw:shadow="hidden"/>
    </style:style>
    <style:style style:name="gr2" style:family="graphic" style:parent-style-name="standard">
      <style:graphic-properties draw:fill-color="#ffffff"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stroke="none" svg:stroke-color="#000000" draw:fill="none" draw:fill-color="#ffffff" fo:min-height="0.741cm"/>
    </style:style>
    <style:style style:name="gr5" style:family="graphic" style:parent-style-name="standard">
      <style:graphic-properties draw:fill-color="#ffffff" draw:textarea-horizontal-align="left" draw:textarea-vertical-align="top"/>
    </style:style>
    <style:style style:name="gr6" style:family="graphic" style:parent-style-name="standard">
      <style:graphic-properties draw:fill-color="#cccccc" draw:fill-image-width="0cm" draw:fill-image-height="0cm"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fill-color="#cccccc" draw:textarea-horizontal-align="right" draw:textarea-vertical-align="bottom"/>
    </style:style>
    <style:style style:name="gr9" style:family="graphic" style:parent-style-name="standard">
      <style:graphic-properties draw:fill-color="#ffffff" draw:textarea-horizontal-align="right" draw:textarea-vertical-align="top"/>
    </style:style>
    <style:style style:name="gr10" style:family="graphic" style:parent-style-name="standard">
      <style:graphic-properties draw:fill-color="#cccccc" draw:textarea-horizontal-align="center" draw:textarea-vertical-align="middl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fill-color="#cccccc" draw:textarea-horizontal-align="center" draw:textarea-vertical-align="middle" draw:shadow="hidden"/>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marker-start="Arrow" draw:marker-end="" draw:marker-end-width="0.3cm" draw:textarea-horizontal-align="center" draw:textarea-vertical-align="middle"/>
    </style:style>
    <style:style style:name="P1" style:family="paragraph">
      <style:paragraph-properties fo:text-align="center"/>
    </style:style>
    <style:style style:name="P2" style:family="paragraph">
      <style:paragraph-properties fo:line-height="100%" fo:text-align="star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1" draw:layer="layout" svg:width="7.928cm" svg:height="9.911cm" svg:x="3.981cm" svg:y="9.088cm">
          <text:p text:style-name="P1">Router 1</text:p>
        </draw:rect>
        <draw:rect draw:style-name="gr2" draw:text-style-name="P1" draw:layer="layout" svg:width="2.973cm" svg:height="2.973cm" svg:x="4.972cm" svg:y="10.08cm">
          <text:p text:style-name="P1">GPS</text:p>
          <text:p text:style-name="P1">Daemon</text:p>
        </draw:rect>
        <draw:g>
          <draw:path draw:style-name="gr3" draw:text-style-name="P1" draw:layer="layout" svg:width="7.058cm" svg:height="6.446cm" draw:transform="skewX (8.1858718992651E-017) rotate (0.7853981633973) translate (17.0985821651237cm 4.99874620619214cm)" svg:viewBox="0 0 7059 6447" svg:d="m1748 162c335 132 639-71 977-65 271 5 642-19 781 260 112 225 277 435 504 537 280 126 582 169 878 260 365 113 186 456 408 668 205 196 386 416 585 618 176 179 410 319 537 536 202 346-80 688 0 1106 60 317 240 512 472 668 279 187 151 616 48 895-184 501-737 360-1122 407-404 49-789 107-1123 308-533 321-530-328-780-553-205-184-319-446-456-683-181-315-399-640-797-699-437-66-785-371-1139-619-297-208-431-630-813-716-399-89-813-482-684-911 102-339 202-665 407-1025 151-266-537-893 32-1106 440-164 823 154 1253 82l65 65z">
            <text:p/>
          </draw:path>
          <draw:frame draw:style-name="gr4" draw:layer="layout" svg:width="5.045cm" svg:height="0.991cm" svg:x="19.359cm" svg:y="3.978cm">
            <draw:text-box>
              <text:p text:style-name="P1">LAN 2</text:p>
            </draw:text-box>
          </draw:frame>
        </draw:g>
        <draw:g>
          <draw:path draw:style-name="gr3" draw:text-style-name="P1" draw:layer="layout" svg:width="7.058cm" svg:height="6.446cm" draw:transform="skewX (8.18649665686763E-017) rotate (0.7853981633973) translate (3.21158216512363cm 5.02174620619214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frame draw:style-name="gr4" draw:layer="layout" svg:width="5.045cm" svg:height="0.991cm" svg:x="5.472cm" svg:y="4.001cm">
            <draw:text-box>
              <text:p text:style-name="P1">LAN 1</text:p>
            </draw:text-box>
          </draw:frame>
        </draw:g>
        <draw:rect draw:style-name="gr5" draw:text-style-name="P1" draw:layer="layout" svg:width="5.946cm" svg:height="3.964cm" svg:x="4.972cm" svg:y="14.044cm">
          <text:p text:style-name="P1">OLSR Stack</text:p>
        </draw:rect>
        <draw:rect draw:style-name="gr6" draw:text-style-name="P1" draw:layer="layout" svg:width="3.964cm" svg:height="1.982cm" svg:x="6.053cm" svg:y="15.485cm">
          <text:p text:style-name="P1">PUD</text:p>
          <text:p text:style-name="P1">OLSR Plugin</text:p>
        </draw:rect>
        <draw:line draw:style-name="gr7" draw:text-style-name="P1" draw:layer="layout" svg:x1="5.963cm" svg:y1="10.08cm" svg:x2="5.963cm" svg:y2="6.656cm">
          <text:p text:style-name="P1">1</text:p>
          <text:p text:style-name="P1"/>
        </draw:line>
        <draw:line draw:style-name="gr7" draw:text-style-name="P1" draw:layer="layout" svg:x1="9.566cm" svg:y1="6.296cm" svg:x2="9.566cm" svg:y2="15.485cm">
          <text:p text:style-name="P1">2</text:p>
          <text:p text:style-name="P1"/>
        </draw:line>
        <draw:line draw:style-name="gr7" draw:text-style-name="P1" draw:layer="layout" svg:x1="10.017cm" svg:y1="16.026cm" svg:x2="13.26cm" svg:y2="16.026cm">
          <text:p text:style-name="P1">3</text:p>
          <text:p text:style-name="P1"/>
        </draw:line>
        <draw:rect draw:style-name="gr8" draw:text-style-name="P1" draw:layer="layout" svg:width="7.928cm" svg:height="9.911cm" svg:x="17.855cm" svg:y="9.089cm">
          <text:p text:style-name="P1">Router 2</text:p>
        </draw:rect>
        <draw:rect draw:style-name="gr2" draw:text-style-name="P1" draw:layer="layout" svg:width="2.973cm" svg:height="2.973cm" svg:x="21.819cm" svg:y="10.081cm">
          <text:p text:style-name="P1">GPS</text:p>
          <text:p text:style-name="P1">Daemon</text:p>
        </draw:rect>
        <draw:rect draw:style-name="gr9" draw:text-style-name="P1" draw:layer="layout" svg:width="5.946cm" svg:height="3.964cm" svg:x="18.846cm" svg:y="14.045cm">
          <text:p text:style-name="P1">OLSR Stack</text:p>
        </draw:rect>
        <draw:rect draw:style-name="gr10" draw:text-style-name="P1" draw:layer="layout" svg:width="3.964cm" svg:height="1.982cm" svg:x="19.927cm" svg:y="15.485cm">
          <text:p text:style-name="P1">PUD</text:p>
          <text:p text:style-name="P1">OLSR Plugin</text:p>
        </draw:rect>
        <draw:line draw:style-name="gr7" draw:text-style-name="P1" draw:layer="layout" svg:x1="17.044cm" svg:y1="16.026cm" svg:x2="19.927cm" svg:y2="16.026cm">
          <text:p text:style-name="P1">4</text:p>
          <text:p text:style-name="P1"/>
        </draw:line>
        <draw:line draw:style-name="gr7" draw:text-style-name="P1" draw:layer="layout" svg:x1="20.377cm" svg:y1="15.502cm" svg:x2="20.377cm" svg:y2="6.566cm">
          <text:p text:style-name="P1">5</text:p>
          <text:p text:style-name="P1"/>
        </draw:line>
        <draw:rect draw:style-name="gr2" draw:text-style-name="P1" draw:layer="layout" svg:width="4.955cm" svg:height="0.99cm" draw:transform="rotate (1.5707963267946) translate (2cm 14.044cm)">
          <text:p text:style-name="P1">GPS Antenna</text:p>
        </draw:rect>
        <draw:line draw:style-name="gr11" draw:text-style-name="P1" draw:layer="layout" svg:x1="2.99cm" svg:y1="11.611cm" svg:x2="4.972cm" svg:y2="11.611cm">
          <text:p/>
        </draw:line>
        <draw:rect draw:style-name="gr12" draw:text-style-name="P2" draw:layer="layout" svg:width="3.819cm" svg:height="4.091cm" svg:x="13.181cm" svg:y="14.909cm">
          <text:p text:style-name="P2">Relay</text:p>
          <text:p text:style-name="P2">Server</text:p>
        </draw:rect>
        <draw:g>
          <draw:path draw:style-name="gr3" draw:text-style-name="P1" draw:layer="layout" svg:width="5.74cm" svg:height="4.504cm" draw:transform="skewX (0.537037810838554) rotate (2.62480066207378) translate (15.4779579619763cm 14.0900553048428cm)" svg:viewBox="0 0 5741 4505" svg:d="m1422 113c272 92 520-50 795-46 220 5 522-13 635 183 91 156 225 303 410 374 228 89 473 119 714 183 297 78 151 318 332 466 167 137 314 291 476 432 143 125 333 223 436 375 165 241-65 481 0 773 49 222 196 358 384 466 227 131 123 431 39 626-150 350-599 251-912 284-329 34-642 76-914 215-434 225-431-229-634-386-167-129-260-312-371-478-147-220-325-447-648-488-356-46-639-259-927-433-241-145-350-440-661-500-325-62-661-337-556-637 83-237 164-464 331-715 123-186-437-625 26-773 358-116 669 107 1019 56l53 46z">
            <text:p/>
          </draw:path>
        </draw:g>
        <draw:frame draw:style-name="gr13" draw:layer="layout" svg:width="2.826cm" svg:height="1.673cm" svg:x="13.719cm" svg:y="10.781cm">
          <draw:text-box>
            <text:p>OLSR</text:p>
            <text:p>Network</text:p>
          </draw:text-box>
        </draw:frame>
        <draw:line draw:style-name="gr14" draw:text-style-name="P1" draw:layer="layout" svg:x1="16.909cm" svg:y1="9.909cm" svg:x2="20.377cm" svg:y2="9.909cm">
          <text:p text:style-name="P1">5</text:p>
          <text:p text:style-name="P1"/>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